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>
            <text:p>spa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ime (ms)</text:p>
          </table:table-cell>
          <table:table-cell table:style-name="ce3" office:value-type="string" calcext:value-type="string">
            <text:p>HO Speed</text:p>
          </table:table-cell>
          <table:table-cell table:style-name="ce3"/>
          <table:table-cell table:style-name="ce1" office:value-type="string" calcext:value-type="string">
            <text:p>HO Speed</text:p>
          </table:table-cell>
          <table:table-cell table:style-name="ce1" office:value-type="string" calcext:value-type="string">
            <text:p>Time (ms)</text:p>
          </table:table-cell>
          <table:table-cell table:style-name="ce3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formula="of:=[.B$1]/[.A4]*(3600*1000)/(12*5280)*87.1" office:value-type="float" office:value="98.9772727272727" calcext:value-type="float">
            <text:p>99.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B$1]/([.D4]/87*(12*5280)/(1000*3600))" office:value-type="float" office:value="4943.18181818182" calcext:value-type="float">
            <text:p>4943</text:p>
          </table:table-cell>
          <table:table-cell table:number-columns-repeated="2"/>
          <table:table-cell office:value-type="string" calcext:value-type="string">
            <text:p>hr</text:p>
          </table:table-cell>
          <table:table-cell office:value-type="string" calcext:value-type="string">
            <text:p>1000*3600 sec</text:p>
          </table:table-cell>
          <table:table-cell office:value-type="string" calcext:value-type="string">
            <text:p>mile</text:p>
          </table:table-cell>
          <table:table-cell table:number-columns-repeated="1637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formula="of:=[.B$1]/[.A5]*(3600*1000)/(12*5280)*87.1" office:value-type="float" office:value="97.0365418894831" calcext:value-type="float">
            <text:p>97.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B$1]/([.D5]/87*(12*5280)/(1000*3600))" office:value-type="float" office:value="2471.59090909091" calcext:value-type="float">
            <text:p>2472</text:p>
          </table:table-cell>
          <table:table-cell table:number-columns-repeated="2"/>
          <table:table-cell office:value-type="string" calcext:value-type="string">
            <text:p>mil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12*5280 in</text:p>
          </table:table-cell>
          <table:table-cell table:number-columns-repeated="1637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table:formula="of:=[.B$1]/[.A6]*(3600*1000)/(12*5280)*87.1" office:value-type="float" office:value="95.1704545454546" calcext:value-type="float">
            <text:p>95.2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table:formula="of:=[.B$1]/([.D6]/87*(12*5280)/(1000*3600))" office:value-type="float" office:value="1647.72727272727" calcext:value-type="float">
            <text:p>1648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formula="of:=[.B$1]/[.A7]*(3600*1000)/(12*5280)*87.1" office:value-type="float" office:value="93.3747855917667" calcext:value-type="float">
            <text:p>93.4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formula="of:=[.B$1]/([.D7]/87*(12*5280)/(1000*3600))" office:value-type="float" office:value="1235.79545454545" calcext:value-type="float">
            <text:p>1236</text:p>
          </table:table-cell>
          <table:table-cell table:number-columns-repeated="1637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formula="of:=[.B$1]/[.A8]*(3600*1000)/(12*5280)*87.1" office:value-type="float" office:value="91.6456228956229" calcext:value-type="float">
            <text:p>91.6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table:formula="of:=[.B$1]/([.D8]/87*(12*5280)/(1000*3600))" office:value-type="float" office:value="988.636363636364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formula="of:=[.B$1]/[.A9]*(3600*1000)/(12*5280)*87.1" office:value-type="float" office:value="89.9793388429752" calcext:value-type="float">
            <text:p>90.0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table:formula="of:=[.B$1]/([.D9]/87*(12*5280)/(1000*3600))" office:value-type="float" office:value="823.863636363636" calcext:value-type="float">
            <text:p>824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table:formula="of:=[.B$1]/[.A10]*(3600*1000)/(12*5280)*87.1" office:value-type="float" office:value="88.3725649350649" calcext:value-type="float">
            <text:p>88.4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table:formula="of:=[.B$1]/([.D10]/87*(12*5280)/(1000*3600))" office:value-type="float" office:value="706.168831168831" calcext:value-type="float">
            <text:p>706</text:p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formula="of:=[.B$1]/[.A11]*(3600*1000)/(12*5280)*87.1" office:value-type="float" office:value="86.8221690590112" calcext:value-type="float">
            <text:p>86.8</text:p>
          </table:table-cell>
          <table:table-cell/>
          <table:table-cell office:value-type="float" office:value="8" calcext:value-type="float">
            <text:p>8</text:p>
          </table:table-cell>
          <table:table-cell table:style-name="ce5" table:formula="of:=[.B$1]/([.D11]/87*(12*5280)/(1000*3600))" office:value-type="float" office:value="617.897727272727" calcext:value-type="float">
            <text:p>618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formula="of:=[.B$1]/[.A12]*(3600*1000)/(12*5280)*87.1" office:value-type="float" office:value="85.3252351097179" calcext:value-type="float">
            <text:p>85.3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table:formula="of:=[.B$1]/([.D12]/87*(12*5280)/(1000*3600))" office:value-type="float" office:value="549.242424242424" calcext:value-type="float">
            <text:p>549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formula="of:=[.B$1]/[.A13]*(3600*1000)/(12*5280)*87.1" office:value-type="float" office:value="83.8790446841294" calcext:value-type="float">
            <text:p>83.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table:formula="of:=[.B$1]/([.D13]/87*(12*5280)/(1000*3600))" office:value-type="float" office:value="494.318181818182" calcext:value-type="float">
            <text:p>494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formula="of:=[.B$1]/[.A14]*(3600*1000)/(12*5280)*87.1" office:value-type="float" office:value="82.4810606060606" calcext:value-type="float">
            <text:p>82.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table:formula="of:=[.B$1]/([.D14]/87*(12*5280)/(1000*3600))" office:value-type="float" office:value="449.380165289256" calcext:value-type="float">
            <text:p>449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formula="of:=[.B$1]/[.A15]*(3600*1000)/(12*5280)*87.1" office:value-type="float" office:value="81.128912071535" calcext:value-type="float">
            <text:p>81.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table:formula="of:=[.B$1]/([.D15]/87*(12*5280)/(1000*3600))" office:value-type="float" office:value="411.931818181818" calcext:value-type="float">
            <text:p>412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formula="of:=[.B$1]/[.A16]*(3600*1000)/(12*5280)*87.1" office:value-type="float" office:value="79.8203812316716" calcext:value-type="float">
            <text:p>79.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table:formula="of:=[.B$1]/([.D16]/87*(12*5280)/(1000*3600))" office:value-type="float" office:value="380.244755244755" calcext:value-type="float">
            <text:p>380</text:p>
          </table:table-cell>
          <table:table-cell table:number-columns-repeated="1637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formula="of:=[.B$1]/[.A17]*(3600*1000)/(12*5280)*87.1" office:value-type="float" office:value="78.553391053391" calcext:value-type="float">
            <text:p>78.6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table:formula="of:=[.B$1]/([.D17]/87*(12*5280)/(1000*3600))" office:value-type="float" office:value="353.084415584416" calcext:value-type="float">
            <text:p>353</text:p>
          </table:table-cell>
          <table:table-cell table:number-columns-repeated="1637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formula="of:=[.B$1]/[.A18]*(3600*1000)/(12*5280)*87.1" office:value-type="float" office:value="77.3259943181818" calcext:value-type="float">
            <text:p>77.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table:formula="of:=[.B$1]/([.D18]/87*(12*5280)/(1000*3600))" office:value-type="float" office:value="329.545454545455" calcext:value-type="float">
            <text:p>330</text:p>
          </table:table-cell>
          <table:table-cell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formula="of:=[.B$1]/[.A19]*(3600*1000)/(12*5280)*87.1" office:value-type="float" office:value="76.1363636363636" calcext:value-type="float">
            <text:p>76.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table:formula="of:=[.B$1]/([.D19]/87*(12*5280)/(1000*3600))" office:value-type="float" office:value="308.948863636364" calcext:value-type="float">
            <text:p>309</text:p>
          </table:table-cell>
          <table:table-cell table:number-columns-repeated="1637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formula="of:=[.B$1]/[.A20]*(3600*1000)/(12*5280)*87.1" office:value-type="float" office:value="74.982782369146" calcext:value-type="float">
            <text:p>75.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" table:formula="of:=[.B$1]/([.D20]/87*(12*5280)/(1000*3600))" office:value-type="float" office:value="290.775401069519" calcext:value-type="float">
            <text:p>291</text:p>
          </table:table-cell>
          <table:table-cell table:number-columns-repeated="1637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formula="of:=[.B$1]/[.A21]*(3600*1000)/(12*5280)*87.1" office:value-type="float" office:value="73.8636363636364" calcext:value-type="float">
            <text:p>73.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5" table:formula="of:=[.B$1]/([.D21]/87*(12*5280)/(1000*3600))" office:value-type="float" office:value="274.621212121212" calcext:value-type="float">
            <text:p>275</text:p>
          </table:table-cell>
          <table:table-cell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formula="of:=[.B$1]/[.A22]*(3600*1000)/(12*5280)*87.1" office:value-type="float" office:value="72.7774064171123" calcext:value-type="float">
            <text:p>72.8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" table:formula="of:=[.B$1]/([.D22]/87*(12*5280)/(1000*3600))" office:value-type="float" office:value="260.167464114833" calcext:value-type="float">
            <text:p>260</text:p>
          </table:table-cell>
          <table:table-cell table:number-columns-repeated="1637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formula="of:=[.B$1]/[.A23]*(3600*1000)/(12*5280)*87.1" office:value-type="float" office:value="71.7226613965744" calcext:value-type="float">
            <text:p>71.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" table:formula="of:=[.B$1]/([.D23]/87*(12*5280)/(1000*3600))" office:value-type="float" office:value="247.159090909091" calcext:value-type="float">
            <text:p>247</text:p>
          </table:table-cell>
          <table:table-cell table:number-columns-repeated="1637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formula="of:=[.B$1]/[.A24]*(3600*1000)/(12*5280)*87.1" office:value-type="float" office:value="70.6980519480519" calcext:value-type="float">
            <text:p>70.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5" table:formula="of:=[.B$1]/([.D24]/87*(12*5280)/(1000*3600))" office:value-type="float" office:value="235.38961038961" calcext:value-type="float">
            <text:p>235</text:p>
          </table:table-cell>
          <table:table-cell table:number-columns-repeated="1637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formula="of:=[.B$1]/[.A25]*(3600*1000)/(12*5280)*87.1" office:value-type="float" office:value="69.702304737516" calcext:value-type="float">
            <text:p>69.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5" table:formula="of:=[.B$1]/([.D25]/87*(12*5280)/(1000*3600))" office:value-type="float" office:value="224.690082644628" calcext:value-type="float">
            <text:p>225</text:p>
          </table:table-cell>
          <table:table-cell table:number-columns-repeated="1637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formula="of:=[.B$1]/[.A26]*(3600*1000)/(12*5280)*87.1" office:value-type="float" office:value="68.7342171717172" calcext:value-type="float">
            <text:p>68.7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" table:formula="of:=[.B$1]/([.D26]/87*(12*5280)/(1000*3600))" office:value-type="float" office:value="214.920948616601" calcext:value-type="float">
            <text:p>215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formula="of:=[.B$1]/[.A27]*(3600*1000)/(12*5280)*87.1" office:value-type="float" office:value="67.7926525529265" calcext:value-type="float">
            <text:p>67.8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5" table:formula="of:=[.B$1]/([.D27]/87*(12*5280)/(1000*3600))" office:value-type="float" office:value="205.965909090909" calcext:value-type="float">
            <text:p>206</text:p>
          </table:table-cell>
          <table:table-cell table:number-columns-repeated="1637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formula="of:=[.B$1]/[.A28]*(3600*1000)/(12*5280)*87.1" office:value-type="float" office:value="66.8765356265356" calcext:value-type="float">
            <text:p>66.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" table:formula="of:=[.B$1]/([.D28]/87*(12*5280)/(1000*3600))" office:value-type="float" office:value="197.727272727273" calcext:value-type="float">
            <text:p>198</text:p>
          </table:table-cell>
          <table:table-cell table:number-columns-repeated="1637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formula="of:=[.B$1]/[.A29]*(3600*1000)/(12*5280)*87.1" office:value-type="float" office:value="65.9848484848485" calcext:value-type="float">
            <text:p>66.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5" table:formula="of:=[.B$1]/([.D29]/87*(12*5280)/(1000*3600))" office:value-type="float" office:value="190.122377622378" calcext:value-type="float">
            <text:p>190</text:p>
          </table:table-cell>
          <table:table-cell table:number-columns-repeated="1637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formula="of:=[.B$1]/[.A30]*(3600*1000)/(12*5280)*87.1" office:value-type="float" office:value="65.1166267942584" calcext:value-type="float">
            <text:p>65.1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5" table:formula="of:=[.B$1]/([.D30]/87*(12*5280)/(1000*3600))" office:value-type="float" office:value="183.080808080808" calcext:value-type="float">
            <text:p>183</text:p>
          </table:table-cell>
          <table:table-cell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formula="of:=[.B$1]/[.A31]*(3600*1000)/(12*5280)*87.1" office:value-type="float" office:value="64.2709563164109" calcext:value-type="float">
            <text:p>64.3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5" table:formula="of:=[.B$1]/([.D31]/87*(12*5280)/(1000*3600))" office:value-type="float" office:value="176.542207792208" calcext:value-type="float">
            <text:p>177</text:p>
          </table:table-cell>
          <table:table-cell table:number-columns-repeated="1637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formula="of:=[.B$1]/[.A32]*(3600*1000)/(12*5280)*87.1" office:value-type="float" office:value="63.4469696969697" calcext:value-type="float">
            <text:p>63.4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5" table:formula="of:=[.B$1]/([.D32]/87*(12*5280)/(1000*3600))" office:value-type="float" office:value="170.454545454545" calcext:value-type="float">
            <text:p>170</text:p>
          </table:table-cell>
          <table:table-cell table:number-columns-repeated="1637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formula="of:=[.B$1]/[.A33]*(3600*1000)/(12*5280)*87.1" office:value-type="float" office:value="62.6438434982739" calcext:value-type="float">
            <text:p>62.6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5" table:formula="of:=[.B$1]/([.D33]/87*(12*5280)/(1000*3600))" office:value-type="float" office:value="164.772727272727" calcext:value-type="float">
            <text:p>165</text:p>
          </table:table-cell>
          <table:table-cell table:number-columns-repeated="1637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formula="of:=[.B$1]/[.A34]*(3600*1000)/(12*5280)*87.1" office:value-type="float" office:value="61.8607954545454" calcext:value-type="float">
            <text:p>61.9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5" table:formula="of:=[.B$1]/([.D34]/87*(12*5280)/(1000*3600))" office:value-type="float" office:value="159.457478005865" calcext:value-type="float">
            <text:p>159</text:p>
          </table:table-cell>
          <table:table-cell table:number-columns-repeated="1637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formula="of:=[.B$1]/[.A35]*(3600*1000)/(12*5280)*87.1" office:value-type="float" office:value="61.0970819304153" calcext:value-type="float">
            <text:p>61.1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5" table:formula="of:=[.B$1]/([.D35]/87*(12*5280)/(1000*3600))" office:value-type="float" office:value="154.474431818182" calcext:value-type="float">
            <text:p>154</text:p>
          </table:table-cell>
          <table:table-cell table:number-columns-repeated="1637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formula="of:=[.B$1]/[.A36]*(3600*1000)/(12*5280)*87.1" office:value-type="float" office:value="60.3519955654102" calcext:value-type="float">
            <text:p>60.4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5" table:formula="of:=[.B$1]/([.D36]/87*(12*5280)/(1000*3600))" office:value-type="float" office:value="149.793388429752" calcext:value-type="float">
            <text:p>150</text:p>
          </table:table-cell>
          <table:table-cell table:number-columns-repeated="1637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formula="of:=[.B$1]/[.A37]*(3600*1000)/(12*5280)*87.1" office:value-type="float" office:value="59.6248630887185" calcext:value-type="float">
            <text:p>59.6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5" table:formula="of:=[.B$1]/([.D37]/87*(12*5280)/(1000*3600))" office:value-type="float" office:value="145.387700534759" calcext:value-type="float">
            <text:p>145</text:p>
          </table:table-cell>
          <table:table-cell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formula="of:=[.B$1]/[.A38]*(3600*1000)/(12*5280)*87.1" office:value-type="float" office:value="58.9150432900433" calcext:value-type="float">
            <text:p>58.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5" table:formula="of:=[.B$1]/([.D38]/87*(12*5280)/(1000*3600))" office:value-type="float" office:value="141.233766233766" calcext:value-type="float">
            <text:p>141</text:p>
          </table:table-cell>
          <table:table-cell table:number-columns-repeated="1637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formula="of:=[.B$1]/[.A39]*(3600*1000)/(12*5280)*87.1" office:value-type="float" office:value="58.2219251336898" calcext:value-type="float">
            <text:p>58.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" table:formula="of:=[.B$1]/([.D39]/87*(12*5280)/(1000*3600))" office:value-type="float" office:value="137.310606060606" calcext:value-type="float">
            <text:p>137</text:p>
          </table:table-cell>
          <table:table-cell table:number-columns-repeated="1637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formula="of:=[.B$1]/[.A40]*(3600*1000)/(12*5280)*87.1" office:value-type="float" office:value="57.5449260042283" calcext:value-type="float">
            <text:p>57.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5" table:formula="of:=[.B$1]/([.D40]/87*(12*5280)/(1000*3600))" office:value-type="float" office:value="133.599508599509" calcext:value-type="float">
            <text:p>134</text:p>
          </table:table-cell>
          <table:table-cell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formula="of:=[.B$1]/[.A41]*(3600*1000)/(12*5280)*87.1" office:value-type="float" office:value="56.8834900731452" calcext:value-type="float">
            <text:p>56.9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5" table:formula="of:=[.B$1]/([.D41]/87*(12*5280)/(1000*3600))" office:value-type="float" office:value="130.083732057416" calcext:value-type="float">
            <text:p>130</text:p>
          </table:table-cell>
          <table:table-cell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formula="of:=[.B$1]/[.A42]*(3600*1000)/(12*5280)*87.1" office:value-type="float" office:value="56.2370867768595" calcext:value-type="float">
            <text:p>56.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5" table:formula="of:=[.B$1]/([.D42]/87*(12*5280)/(1000*3600))" office:value-type="float" office:value="126.748251748252" calcext:value-type="float">
            <text:p>127</text:p>
          </table:table-cell>
          <table:table-cell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formula="of:=[.B$1]/[.A43]*(3600*1000)/(12*5280)*87.1" office:value-type="float" office:value="55.6052093973442" calcext:value-type="float">
            <text:p>55.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5" table:formula="of:=[.B$1]/([.D43]/87*(12*5280)/(1000*3600))" office:value-type="float" office:value="123.579545454545" calcext:value-type="float">
            <text:p>124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formula="of:=[.B$1]/[.A44]*(3600*1000)/(12*5280)*87.1" office:value-type="float" office:value="54.9873737373737" calcext:value-type="float">
            <text:p>55.0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5" table:formula="of:=[.B$1]/([.D44]/87*(12*5280)/(1000*3600))" office:value-type="float" office:value="120.565410199557" calcext:value-type="float">
            <text:p>121</text:p>
          </table:table-cell>
          <table:table-cell table:number-columns-repeated="1637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formula="of:=[.B$1]/[.A45]*(3600*1000)/(12*5280)*87.1" office:value-type="float" office:value="54.3831168831169" calcext:value-type="float">
            <text:p>54.4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5" table:formula="of:=[.B$1]/([.D45]/87*(12*5280)/(1000*3600))" office:value-type="float" office:value="117.694805194805" calcext:value-type="float">
            <text:p>118</text:p>
          </table:table-cell>
          <table:table-cell table:number-columns-repeated="1637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formula="of:=[.B$1]/[.A46]*(3600*1000)/(12*5280)*87.1" office:value-type="float" office:value="53.7919960474308" calcext:value-type="float">
            <text:p>53.8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5" table:formula="of:=[.B$1]/([.D46]/87*(12*5280)/(1000*3600))" office:value-type="float" office:value="114.957716701903" calcext:value-type="float">
            <text:p>115</text:p>
          </table:table-cell>
          <table:table-cell table:number-columns-repeated="1637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formula="of:=[.B$1]/[.A47]*(3600*1000)/(12*5280)*87.1" office:value-type="float" office:value="53.213587487781" calcext:value-type="float">
            <text:p>53.2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5" table:formula="of:=[.B$1]/([.D47]/87*(12*5280)/(1000*3600))" office:value-type="float" office:value="112.345041322314" calcext:value-type="float">
            <text:p>112</text:p>
          </table:table-cell>
          <table:table-cell table:number-columns-repeated="1637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formula="of:=[.B$1]/[.A48]*(3600*1000)/(12*5280)*87.1" office:value-type="float" office:value="52.6474854932302" calcext:value-type="float">
            <text:p>52.6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5" table:formula="of:=[.B$1]/([.D48]/87*(12*5280)/(1000*3600))" office:value-type="float" office:value="109.848484848485" calcext:value-type="float">
            <text:p>110</text:p>
          </table:table-cell>
          <table:table-cell table:number-columns-repeated="1637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formula="of:=[.B$1]/[.A49]*(3600*1000)/(12*5280)*87.1" office:value-type="float" office:value="52.0933014354067" calcext:value-type="float">
            <text:p>52.1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5" table:formula="of:=[.B$1]/([.D49]/87*(12*5280)/(1000*3600))" office:value-type="float" office:value="107.4604743083" calcext:value-type="float">
            <text:p>107</text:p>
          </table:table-cell>
          <table:table-cell table:number-columns-repeated="1637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formula="of:=[.B$1]/[.A50]*(3600*1000)/(12*5280)*87.1" office:value-type="float" office:value="51.5506628787879" calcext:value-type="float">
            <text:p>51.6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" table:formula="of:=[.B$1]/([.D50]/87*(12*5280)/(1000*3600))" office:value-type="float" office:value="105.174081237911" calcext:value-type="float">
            <text:p>105</text:p>
          </table:table-cell>
          <table:table-cell table:number-columns-repeated="1637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table:formula="of:=[.B$1]/[.A51]*(3600*1000)/(12*5280)*87.1" office:value-type="float" office:value="51.0192127460169" calcext:value-type="float">
            <text:p>51.0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5" table:formula="of:=[.B$1]/([.D51]/87*(12*5280)/(1000*3600))" office:value-type="float" office:value="102.982954545455" calcext:value-type="float">
            <text:p>103</text:p>
          </table:table-cell>
          <table:table-cell table:number-columns-repeated="1637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formula="of:=[.B$1]/[.A52]*(3600*1000)/(12*5280)*87.1" office:value-type="float" office:value="50.4986085343228" calcext:value-type="float">
            <text:p>50.5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5" table:formula="of:=[.B$1]/([.D52]/87*(12*5280)/(1000*3600))" office:value-type="float" office:value="100.881261595547" calcext:value-type="float">
            <text:p>101</text:p>
          </table:table-cell>
          <table:table-cell table:number-columns-repeated="1637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formula="of:=[.B$1]/[.A53]*(3600*1000)/(12*5280)*87.1" office:value-type="float" office:value="49.9885215794307" calcext:value-type="float">
            <text:p>50.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" table:formula="of:=[.B$1]/([.D53]/87*(12*5280)/(1000*3600))" office:value-type="float" office:value="98.8636363636364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table:formula="of:=[.B$1]/[.A54]*(3600*1000)/(12*5280)*87.1" office:value-type="float" office:value="49.4886363636364" calcext:value-type="float">
            <text:p>49.5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5" table:formula="of:=[.B$1]/([.D54]/87*(12*5280)/(1000*3600))" office:value-type="float" office:value="96.9251336898396" calcext:value-type="float">
            <text:p>97</text:p>
          </table:table-cell>
          <table:table-cell table:number-columns-repeated="1637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" table:formula="of:=[.B$1]/[.A55]*(3600*1000)/(12*5280)*87.1" office:value-type="float" office:value="48.9986498649865" calcext:value-type="float">
            <text:p>49.0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5" table:formula="of:=[.B$1]/([.D55]/87*(12*5280)/(1000*3600))" office:value-type="float" office:value="95.0611888111888" calcext:value-type="float">
            <text:p>95</text:p>
          </table:table-cell>
          <table:table-cell table:number-columns-repeated="1637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table:formula="of:=[.B$1]/[.A56]*(3600*1000)/(12*5280)*87.1" office:value-type="float" office:value="48.5182709447415" calcext:value-type="float">
            <text:p>48.5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5" table:formula="of:=[.B$1]/([.D56]/87*(12*5280)/(1000*3600))" office:value-type="float" office:value="93.2675814751286" calcext:value-type="float">
            <text:p>93</text:p>
          </table:table-cell>
          <table:table-cell table:number-columns-repeated="1637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" table:formula="of:=[.B$1]/[.A57]*(3600*1000)/(12*5280)*87.1" office:value-type="float" office:value="48.0472197705207" calcext:value-type="float">
            <text:p>48.0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5" table:formula="of:=[.B$1]/([.D57]/87*(12*5280)/(1000*3600))" office:value-type="float" office:value="91.540404040404" calcext:value-type="float">
            <text:p>92</text:p>
          </table:table-cell>
          <table:table-cell table:number-columns-repeated="1637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table:formula="of:=[.B$1]/[.A58]*(3600*1000)/(12*5280)*87.1" office:value-type="float" office:value="47.5852272727273" calcext:value-type="float">
            <text:p>47.6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5" table:formula="of:=[.B$1]/([.D58]/87*(12*5280)/(1000*3600))" office:value-type="float" office:value="89.8760330578513" calcext:value-type="float">
            <text:p>90</text:p>
          </table:table-cell>
          <table:table-cell table:number-columns-repeated="1637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" table:formula="of:=[.B$1]/[.A59]*(3600*1000)/(12*5280)*87.1" office:value-type="float" office:value="47.1320346320346" calcext:value-type="float">
            <text:p>47.1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5" table:formula="of:=[.B$1]/([.D59]/87*(12*5280)/(1000*3600))" office:value-type="float" office:value="88.2711038961039" calcext:value-type="float">
            <text:p>88</text:p>
          </table:table-cell>
          <table:table-cell table:number-columns-repeated="1637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table:formula="of:=[.B$1]/[.A60]*(3600*1000)/(12*5280)*87.1" office:value-type="float" office:value="46.6873927958834" calcext:value-type="float">
            <text:p>46.7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5" table:formula="of:=[.B$1]/([.D60]/87*(12*5280)/(1000*3600))" office:value-type="float" office:value="86.7224880382775" calcext:value-type="float">
            <text:p>87</text:p>
          </table:table-cell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" table:formula="of:=[.B$1]/[.A61]*(3600*1000)/(12*5280)*87.1" office:value-type="float" office:value="46.2510620220901" calcext:value-type="float">
            <text:p>46.3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5" table:formula="of:=[.B$1]/([.D61]/87*(12*5280)/(1000*3600))" office:value-type="float" office:value="85.2272727272727" calcext:value-type="float">
            <text:p>85</text:p>
          </table:table-cell>
          <table:table-cell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" table:formula="of:=[.B$1]/[.A62]*(3600*1000)/(12*5280)*87.1" office:value-type="float" office:value="45.8228114478114" calcext:value-type="float">
            <text:p>45.8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5" table:formula="of:=[.B$1]/([.D62]/87*(12*5280)/(1000*3600))" office:value-type="float" office:value="83.7827426810478" calcext:value-type="float">
            <text:p>84</text:p>
          </table:table-cell>
          <table:table-cell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" table:formula="of:=[.B$1]/[.A63]*(3600*1000)/(12*5280)*87.1" office:value-type="float" office:value="45.4024186822352" calcext:value-type="float">
            <text:p>45.4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5" table:formula="of:=[.B$1]/([.D63]/87*(12*5280)/(1000*3600))" office:value-type="float" office:value="82.3863636363636" calcext:value-type="float">
            <text:p>82</text:p>
          </table:table-cell>
          <table:table-cell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table:formula="of:=[.B$1]/[.A64]*(3600*1000)/(12*5280)*87.1" office:value-type="float" office:value="44.9896694214876" calcext:value-type="float">
            <text:p>45.0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5" table:formula="of:=[.B$1]/([.D64]/87*(12*5280)/(1000*3600))" office:value-type="float" office:value="81.0357675111774" calcext:value-type="float">
            <text:p>81</text:p>
          </table:table-cell>
          <table:table-cell table:number-columns-repeated="16379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" table:formula="of:=[.B$1]/[.A65]*(3600*1000)/(12*5280)*87.1" office:value-type="float" office:value="44.5843570843571" calcext:value-type="float">
            <text:p>44.6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5" table:formula="of:=[.B$1]/([.D65]/87*(12*5280)/(1000*3600))" office:value-type="float" office:value="79.7287390029325" calcext:value-type="float">
            <text:p>80</text:p>
          </table:table-cell>
          <table:table-cell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table:formula="of:=[.B$1]/[.A66]*(3600*1000)/(12*5280)*87.1" office:value-type="float" office:value="44.1862824675325" calcext:value-type="float">
            <text:p>44.2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5" table:formula="of:=[.B$1]/([.D66]/87*(12*5280)/(1000*3600))" office:value-type="float" office:value="78.4632034632035" calcext:value-type="float">
            <text:p>78</text:p>
          </table:table-cell>
          <table:table-cell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table:formula="of:=[.B$1]/[.A67]*(3600*1000)/(12*5280)*87.1" office:value-type="float" office:value="43.7952534191472" calcext:value-type="float">
            <text:p>43.8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5" table:formula="of:=[.B$1]/([.D67]/87*(12*5280)/(1000*3600))" office:value-type="float" office:value="77.2372159090909" calcext:value-type="float">
            <text:p>77</text:p>
          </table:table-cell>
          <table:table-cell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table:formula="of:=[.B$1]/[.A68]*(3600*1000)/(12*5280)*87.1" office:value-type="float" office:value="43.4110845295056" calcext:value-type="float">
            <text:p>43.4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5" table:formula="of:=[.B$1]/([.D68]/87*(12*5280)/(1000*3600))" office:value-type="float" office:value="76.0489510489511" calcext:value-type="float">
            <text:p>76</text:p>
          </table:table-cell>
          <table:table-cell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" table:formula="of:=[.B$1]/[.A69]*(3600*1000)/(12*5280)*87.1" office:value-type="float" office:value="43.0335968379447" calcext:value-type="float">
            <text:p>43.0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5" table:formula="of:=[.B$1]/([.D69]/87*(12*5280)/(1000*3600))" office:value-type="float" office:value="74.896694214876" calcext:value-type="float">
            <text:p>75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table:formula="of:=[.B$1]/[.A70]*(3600*1000)/(12*5280)*87.1" office:value-type="float" office:value="42.6626175548589" calcext:value-type="float">
            <text:p>42.7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5" table:formula="of:=[.B$1]/([.D70]/87*(12*5280)/(1000*3600))" office:value-type="float" office:value="73.7788331071913" calcext:value-type="float">
            <text:p>74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" table:formula="of:=[.B$1]/[.A71]*(3600*1000)/(12*5280)*87.1" office:value-type="float" office:value="42.2979797979798" calcext:value-type="float">
            <text:p>42.3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5" table:formula="of:=[.B$1]/([.D71]/87*(12*5280)/(1000*3600))" office:value-type="float" office:value="72.6938502673797" calcext:value-type="float">
            <text:p>73</text:p>
          </table:table-cell>
          <table:table-cell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table:formula="of:=[.B$1]/[.A72]*(3600*1000)/(12*5280)*87.1" office:value-type="float" office:value="41.9395223420647" calcext:value-type="float">
            <text:p>41.9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5" table:formula="of:=[.B$1]/([.D72]/87*(12*5280)/(1000*3600))" office:value-type="float" office:value="71.6403162055336" calcext:value-type="float">
            <text:p>72</text:p>
          </table:table-cell>
          <table:table-cell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" table:formula="of:=[.B$1]/[.A73]*(3600*1000)/(12*5280)*87.1" office:value-type="float" office:value="41.587089381207" calcext:value-type="float">
            <text:p>41.6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table:formula="of:=[.B$1]/([.D73]/87*(12*5280)/(1000*3600))" office:value-type="float" office:value="70.6168831168831" calcext:value-type="float">
            <text:p>71</text:p>
          </table:table-cell>
          <table:table-cell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table:formula="of:=[.B$1]/[.A74]*(3600*1000)/(12*5280)*87.1" office:value-type="float" office:value="41.2405303030303" calcext:value-type="float">
            <text:p>41.2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5" table:formula="of:=[.B$1]/([.D74]/87*(12*5280)/(1000*3600))" office:value-type="float" office:value="69.6222791293214" calcext:value-type="float">
            <text:p>70</text:p>
          </table:table-cell>
          <table:table-cell table:number-columns-repeated="1637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" table:formula="of:=[.B$1]/[.A75]*(3600*1000)/(12*5280)*87.1" office:value-type="float" office:value="40.8996994740796" calcext:value-type="float">
            <text:p>40.9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5" table:formula="of:=[.B$1]/([.D75]/87*(12*5280)/(1000*3600))" office:value-type="float" office:value="68.655303030303" calcext:value-type="float">
            <text:p>69</text:p>
          </table:table-cell>
          <table:table-cell table:number-columns-repeated="1637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table:formula="of:=[.B$1]/[.A76]*(3600*1000)/(12*5280)*87.1" office:value-type="float" office:value="40.5644560357675" calcext:value-type="float">
            <text:p>40.6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5" table:formula="of:=[.B$1]/([.D76]/87*(12*5280)/(1000*3600))" office:value-type="float" office:value="67.7148194271482" calcext:value-type="float">
            <text:p>68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table:formula="of:=[.B$1]/[.A77]*(3600*1000)/(12*5280)*87.1" office:value-type="float" office:value="40.2346637102735" calcext:value-type="float">
            <text:p>40.2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5" table:formula="of:=[.B$1]/([.D77]/87*(12*5280)/(1000*3600))" office:value-type="float" office:value="66.7997542997543" calcext:value-type="float">
            <text:p>67</text:p>
          </table:table-cell>
          <table:table-cell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" table:formula="of:=[.B$1]/[.A78]*(3600*1000)/(12*5280)*87.1" office:value-type="float" office:value="39.9101906158358" calcext:value-type="float">
            <text:p>39.9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5" table:formula="of:=[.B$1]/([.D78]/87*(12*5280)/(1000*3600))" office:value-type="float" office:value="65.9090909090909" calcext:value-type="float">
            <text:p>66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" table:formula="of:=[.B$1]/[.A79]*(3600*1000)/(12*5280)*87.1" office:value-type="float" office:value="39.5909090909091" calcext:value-type="float">
            <text:p>39.6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5" table:formula="of:=[.B$1]/([.D79]/87*(12*5280)/(1000*3600))" office:value-type="float" office:value="65.0418660287081" calcext:value-type="float">
            <text:p>65</text:p>
          </table:table-cell>
          <table:table-cell table:number-columns-repeated="1637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" table:formula="of:=[.B$1]/[.A80]*(3600*1000)/(12*5280)*87.1" office:value-type="float" office:value="39.2766955266955" calcext:value-type="float">
            <text:p>39.3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5" table:formula="of:=[.B$1]/([.D80]/87*(12*5280)/(1000*3600))" office:value-type="float" office:value="64.1971664698937" calcext:value-type="float">
            <text:p>64</text:p>
          </table:table-cell>
          <table:table-cell table:number-columns-repeated="1637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" table:formula="of:=[.B$1]/[.A81]*(3600*1000)/(12*5280)*87.1" office:value-type="float" office:value="38.9674302075877" calcext:value-type="float">
            <text:p>39.0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5" table:formula="of:=[.B$1]/([.D81]/87*(12*5280)/(1000*3600))" office:value-type="float" office:value="63.3741258741259" calcext:value-type="float">
            <text:p>63</text:p>
          </table:table-cell>
          <table:table-cell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table:formula="of:=[.B$1]/[.A82]*(3600*1000)/(12*5280)*87.1" office:value-type="float" office:value="38.6629971590909" calcext:value-type="float">
            <text:p>38.7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5" table:formula="of:=[.B$1]/([.D82]/87*(12*5280)/(1000*3600))" office:value-type="float" office:value="62.5719217491369" calcext:value-type="float">
            <text:p>63</text:p>
          </table:table-cell>
          <table:table-cell table:number-columns-repeated="1637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table:formula="of:=[.B$1]/[.A83]*(3600*1000)/(12*5280)*87.1" office:value-type="float" office:value="38.3632840028189" calcext:value-type="float">
            <text:p>38.4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table:formula="of:=[.B$1]/([.D83]/87*(12*5280)/(1000*3600))" office:value-type="float" office:value="61.7897727272727" calcext:value-type="float">
            <text:p>62</text:p>
          </table:table-cell>
          <table:table-cell table:number-columns-repeated="1637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table:formula="of:=[.B$1]/[.A84]*(3600*1000)/(12*5280)*87.1" office:value-type="float" office:value="38.0681818181818" calcext:value-type="float">
            <text:p>38.1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5" table:formula="of:=[.B$1]/([.D84]/87*(12*5280)/(1000*3600))" office:value-type="float" office:value="61.026936026936" calcext:value-type="float">
            <text:p>61</text:p>
          </table:table-cell>
          <table:table-cell table:number-columns-repeated="16379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table:formula="of:=[.B$1]/[.A85]*(3600*1000)/(12*5280)*87.1" office:value-type="float" office:value="37.7775850104094" calcext:value-type="float">
            <text:p>37.8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5" table:formula="of:=[.B$1]/([.D85]/87*(12*5280)/(1000*3600))" office:value-type="float" office:value="60.2827050997783" calcext:value-type="float">
            <text:p>60</text:p>
          </table:table-cell>
          <table:table-cell table:number-columns-repeated="1637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" table:formula="of:=[.B$1]/[.A86]*(3600*1000)/(12*5280)*87.1" office:value-type="float" office:value="37.491391184573" calcext:value-type="float">
            <text:p>37.5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5" table:formula="of:=[.B$1]/([.D86]/87*(12*5280)/(1000*3600))" office:value-type="float" office:value="59.5564074479737" calcext:value-type="float">
            <text:p>60</text:p>
          </table:table-cell>
          <table:table-cell table:number-columns-repeated="1637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" table:formula="of:=[.B$1]/[.A87]*(3600*1000)/(12*5280)*87.1" office:value-type="float" office:value="37.2095010252905" calcext:value-type="float">
            <text:p>37.2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5" table:formula="of:=[.B$1]/([.D87]/87*(12*5280)/(1000*3600))" office:value-type="float" office:value="58.8474025974026" calcext:value-type="float">
            <text:p>59</text:p>
          </table:table-cell>
          <table:table-cell table:number-columns-repeated="1637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table:formula="of:=[.B$1]/[.A88]*(3600*1000)/(12*5280)*87.1" office:value-type="float" office:value="36.9318181818182" calcext:value-type="float">
            <text:p>36.9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5" table:formula="of:=[.B$1]/([.D88]/87*(12*5280)/(1000*3600))" office:value-type="float" office:value="58.1550802139037" calcext:value-type="float">
            <text:p>58</text:p>
          </table:table-cell>
          <table:table-cell table:number-columns-repeated="1637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table:formula="of:=[.B$1]/[.A89]*(3600*1000)/(12*5280)*87.1" office:value-type="float" office:value="36.6582491582492" calcext:value-type="float">
            <text:p>36.7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5" table:formula="of:=[.B$1]/([.D89]/87*(12*5280)/(1000*3600))" office:value-type="float" office:value="57.4788583509514" calcext:value-type="float">
            <text:p>57</text:p>
          </table:table-cell>
          <table:table-cell table:number-columns-repeated="16379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table:formula="of:=[.B$1]/[.A90]*(3600*1000)/(12*5280)*87.1" office:value-type="float" office:value="36.3887032085561" calcext:value-type="float">
            <text:p>36.4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5" table:formula="of:=[.B$1]/([.D90]/87*(12*5280)/(1000*3600))" office:value-type="float" office:value="56.8181818181818" calcext:value-type="float">
            <text:p>57</text:p>
          </table:table-cell>
          <table:table-cell table:number-columns-repeated="1637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" table:formula="of:=[.B$1]/[.A91]*(3600*1000)/(12*5280)*87.1" office:value-type="float" office:value="36.1230922362309" calcext:value-type="float">
            <text:p>36.1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5" table:formula="of:=[.B$1]/([.D91]/87*(12*5280)/(1000*3600))" office:value-type="float" office:value="56.172520661157" calcext:value-type="float">
            <text:p>56</text:p>
          </table:table-cell>
          <table:table-cell table:number-columns-repeated="1637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" table:formula="of:=[.B$1]/[.A92]*(3600*1000)/(12*5280)*87.1" office:value-type="float" office:value="35.8613306982872" calcext:value-type="float">
            <text:p>35.9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5" table:formula="of:=[.B$1]/([.D92]/87*(12*5280)/(1000*3600))" office:value-type="float" office:value="55.5413687436159" calcext:value-type="float">
            <text:p>56</text:p>
          </table:table-cell>
          <table:table-cell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" table:formula="of:=[.B$1]/[.A93]*(3600*1000)/(12*5280)*87.1" office:value-type="float" office:value="35.6033355134075" calcext:value-type="float">
            <text:p>35.6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" table:formula="of:=[.B$1]/([.D93]/87*(12*5280)/(1000*3600))" office:value-type="float" office:value="54.9242424242424" calcext:value-type="float">
            <text:p>55</text:p>
          </table:table-cell>
          <table:table-cell table:number-columns-repeated="1637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table:formula="of:=[.B$1]/[.A94]*(3600*1000)/(12*5280)*87.1" office:value-type="float" office:value="35.349025974026" calcext:value-type="float">
            <text:p>35.3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5" table:formula="of:=[.B$1]/([.D94]/87*(12*5280)/(1000*3600))" office:value-type="float" office:value="54.3206793206793" calcext:value-type="float">
            <text:p>54</text:p>
          </table:table-cell>
          <table:table-cell table:number-columns-repeated="1637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table:formula="of:=[.B$1]/[.A95]*(3600*1000)/(12*5280)*87.1" office:value-type="float" office:value="35.0983236621535" calcext:value-type="float">
            <text:p>35.1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5" table:formula="of:=[.B$1]/([.D95]/87*(12*5280)/(1000*3600))" office:value-type="float" office:value="53.7302371541502" calcext:value-type="float">
            <text:p>54</text:p>
          </table:table-cell>
          <table:table-cell table:number-columns-repeated="1637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table:formula="of:=[.B$1]/[.A96]*(3600*1000)/(12*5280)*87.1" office:value-type="float" office:value="34.851152368758" calcext:value-type="float">
            <text:p>34.9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5" table:formula="of:=[.B$1]/([.D96]/87*(12*5280)/(1000*3600))" office:value-type="float" office:value="53.1524926686217" calcext:value-type="float">
            <text:p>53</text:p>
          </table:table-cell>
          <table:table-cell table:number-columns-repeated="16379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 table:formula="of:=[.B$1]/[.A97]*(3600*1000)/(12*5280)*87.1" office:value-type="float" office:value="34.6074380165289" calcext:value-type="float">
            <text:p>34.6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5" table:formula="of:=[.B$1]/([.D97]/87*(12*5280)/(1000*3600))" office:value-type="float" office:value="52.5870406189555" calcext:value-type="float">
            <text:p>53</text:p>
          </table:table-cell>
          <table:table-cell table:number-columns-repeated="16379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 table:formula="of:=[.B$1]/[.A98]*(3600*1000)/(12*5280)*87.1" office:value-type="float" office:value="34.3671085858586" calcext:value-type="float">
            <text:p>34.4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5" table:formula="of:=[.B$1]/([.D98]/87*(12*5280)/(1000*3600))" office:value-type="float" office:value="52.0334928229665" calcext:value-type="float">
            <text:p>52</text:p>
          </table:table-cell>
          <table:table-cell table:number-columns-repeated="1637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 table:formula="of:=[.B$1]/[.A99]*(3600*1000)/(12*5280)*87.1" office:value-type="float" office:value="34.1300940438872" calcext:value-type="float">
            <text:p>34.1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5" table:formula="of:=[.B$1]/([.D99]/87*(12*5280)/(1000*3600))" office:value-type="float" office:value="51.4914772727273" calcext:value-type="float">
            <text:p>51</text:p>
          </table:table-cell>
          <table:table-cell table:number-columns-repeated="1637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" table:formula="of:=[.B$1]/[.A100]*(3600*1000)/(12*5280)*87.1" office:value-type="float" office:value="33.8963262764633" calcext:value-type="float">
            <text:p>33.9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5" table:formula="of:=[.B$1]/([.D100]/87*(12*5280)/(1000*3600))" office:value-type="float" office:value="50.9606373008435" calcext:value-type="float">
            <text:p>51</text:p>
          </table:table-cell>
          <table:table-cell table:number-columns-repeated="1637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table:formula="of:=[.B$1]/[.A101]*(3600*1000)/(12*5280)*87.1" office:value-type="float" office:value="33.6657390228819" calcext:value-type="float">
            <text:p>33.7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5" table:formula="of:=[.B$1]/([.D101]/87*(12*5280)/(1000*3600))" office:value-type="float" office:value="50.4406307977737" calcext:value-type="float">
            <text:p>50</text:p>
          </table:table-cell>
          <table:table-cell table:number-columns-repeated="1637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table:formula="of:=[.B$1]/[.A102]*(3600*1000)/(12*5280)*87.1" office:value-type="float" office:value="33.4382678132678" calcext:value-type="float">
            <text:p>33.4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5" table:formula="of:=[.B$1]/([.D102]/87*(12*5280)/(1000*3600))" office:value-type="float" office:value="49.931129476584" calcext:value-type="float">
            <text:p>50</text:p>
          </table:table-cell>
          <table:table-cell table:number-columns-repeated="1637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" table:formula="of:=[.B$1]/[.A103]*(3600*1000)/(12*5280)*87.1" office:value-type="float" office:value="33.2138499084808" calcext:value-type="float">
            <text:p>33.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table:formula="of:=[.B$1]/([.D103]/87*(12*5280)/(1000*3600))" office:value-type="float" office:value="49.4318181818182" calcext:value-type="float">
            <text:p>49</text:p>
          </table:table-cell>
          <table:table-cell table:number-columns-repeated="1637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table:formula="of:=[.B$1]/[.A104]*(3600*1000)/(12*5280)*87.1" office:value-type="float" office:value="32.9924242424242" calcext:value-type="float">
            <text:p>33.0</text:p>
          </table:table-cell>
          <table:table-cell table:number-columns-repeated="163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" table:formula="of:=[.B$1]/[.A105]*(3600*1000)/(12*5280)*87.1" office:value-type="float" office:value="32.7739313666466" calcext:value-type="float">
            <text:p>32.8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" table:formula="of:=[.B$1]/[.A106]*(3600*1000)/(12*5280)*87.1" office:value-type="float" office:value="32.5583133971292" calcext:value-type="float">
            <text:p>32.6</text:p>
          </table:table-cell>
          <table:table-cell table:number-columns-repeated="1638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table:formula="of:=[.B$1]/[.A107]*(3600*1000)/(12*5280)*87.1" office:value-type="float" office:value="32.345513963161" calcext:value-type="float">
            <text:p>32.3</text:p>
          </table:table-cell>
          <table:table-cell table:number-columns-repeated="1638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" table:formula="of:=[.B$1]/[.A108]*(3600*1000)/(12*5280)*87.1" office:value-type="float" office:value="32.1354781582054" calcext:value-type="float">
            <text:p>32.1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" table:formula="of:=[.B$1]/[.A109]*(3600*1000)/(12*5280)*87.1" office:value-type="float" office:value="31.9281524926686" calcext:value-type="float">
            <text:p>31.9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table:formula="of:=[.B$1]/[.A110]*(3600*1000)/(12*5280)*87.1" office:value-type="float" office:value="31.7234848484848" calcext:value-type="float">
            <text:p>31.7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" table:formula="of:=[.B$1]/[.A111]*(3600*1000)/(12*5280)*87.1" office:value-type="float" office:value="31.5214244354372" calcext:value-type="float">
            <text:p>31.5</text:p>
          </table:table-cell>
          <table:table-cell table:number-columns-repeated="1638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" table:formula="of:=[.B$1]/[.A112]*(3600*1000)/(12*5280)*87.1" office:value-type="float" office:value="31.3219217491369" calcext:value-type="float">
            <text:p>31.3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" table:formula="of:=[.B$1]/[.A113]*(3600*1000)/(12*5280)*87.1" office:value-type="float" office:value="31.1249285305889" calcext:value-type="float">
            <text:p>31.1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table:formula="of:=[.B$1]/[.A114]*(3600*1000)/(12*5280)*87.1" office:value-type="float" office:value="30.9303977272727" calcext:value-type="float">
            <text:p>30.9</text:p>
          </table:table-cell>
          <table:table-cell table:number-columns-repeated="1638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" table:formula="of:=[.B$1]/[.A115]*(3600*1000)/(12*5280)*87.1" office:value-type="float" office:value="30.7382834556748" calcext:value-type="float">
            <text:p>30.7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" table:formula="of:=[.B$1]/[.A116]*(3600*1000)/(12*5280)*87.1" office:value-type="float" office:value="30.5485409652076" calcext:value-type="float">
            <text:p>30.5</text:p>
          </table:table-cell>
          <table:table-cell table:number-columns-repeated="1638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table:formula="of:=[.B$1]/[.A117]*(3600*1000)/(12*5280)*87.1" office:value-type="float" office:value="30.3611266034579" calcext:value-type="float">
            <text:p>30.4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" table:formula="of:=[.B$1]/[.A118]*(3600*1000)/(12*5280)*87.1" office:value-type="float" office:value="30.1759977827051" calcext:value-type="float">
            <text:p>30.2</text:p>
          </table:table-cell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" table:formula="of:=[.B$1]/[.A119]*(3600*1000)/(12*5280)*87.1" office:value-type="float" office:value="29.9931129476584" calcext:value-type="float">
            <text:p>30.0</text:p>
          </table:table-cell>
          <table:table-cell table:number-columns-repeated="163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" table:formula="of:=[.B$1]/[.A120]*(3600*1000)/(12*5280)*87.1" office:value-type="float" office:value="29.8124315443593" calcext:value-type="float">
            <text:p>29.8</text:p>
          </table:table-cell>
          <table:table-cell table:number-columns-repeated="1638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" table:formula="of:=[.B$1]/[.A121]*(3600*1000)/(12*5280)*87.1" office:value-type="float" office:value="29.6339139902014" calcext:value-type="float">
            <text:p>29.6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" table:formula="of:=[.B$1]/[.A122]*(3600*1000)/(12*5280)*87.1" office:value-type="float" office:value="29.4575216450216" calcext:value-type="float">
            <text:p>29.5</text:p>
          </table:table-cell>
          <table:table-cell table:number-columns-repeated="1638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table:formula="of:=[.B$1]/[.A123]*(3600*1000)/(12*5280)*87.1" office:value-type="float" office:value="29.2832167832168" calcext:value-type="float">
            <text:p>29.3</text:p>
          </table:table-cell>
          <table:table-cell table:number-columns-repeated="1638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table:formula="of:=[.B$1]/[.A124]*(3600*1000)/(12*5280)*87.1" office:value-type="float" office:value="29.1109625668449" calcext:value-type="float">
            <text:p>29.1</text:p>
          </table:table-cell>
          <table:table-cell table:number-columns-repeated="1638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table:formula="of:=[.B$1]/[.A125]*(3600*1000)/(12*5280)*87.1" office:value-type="float" office:value="28.9407230196704" calcext:value-type="float">
            <text:p>28.9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table:formula="of:=[.B$1]/[.A126]*(3600*1000)/(12*5280)*87.1" office:value-type="float" office:value="28.7724630021142" calcext:value-type="float">
            <text:p>28.8</text:p>
          </table:table-cell>
          <table:table-cell table:number-columns-repeated="1638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" table:formula="of:=[.B$1]/[.A127]*(3600*1000)/(12*5280)*87.1" office:value-type="float" office:value="28.606148187073" calcext:value-type="float">
            <text:p>28.6</text:p>
          </table:table-cell>
          <table:table-cell table:number-columns-repeated="1638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" table:formula="of:=[.B$1]/[.A128]*(3600*1000)/(12*5280)*87.1" office:value-type="float" office:value="28.4417450365726" calcext:value-type="float">
            <text:p>28.4</text:p>
          </table:table-cell>
          <table:table-cell table:number-columns-repeated="1638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table:formula="of:=[.B$1]/[.A129]*(3600*1000)/(12*5280)*87.1" office:value-type="float" office:value="28.2792207792208" calcext:value-type="float">
            <text:p>28.3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" table:formula="of:=[.B$1]/[.A130]*(3600*1000)/(12*5280)*87.1" office:value-type="float" office:value="28.1185433884298" calcext:value-type="float">
            <text:p>28.1</text:p>
          </table:table-cell>
          <table:table-cell table:number-columns-repeated="163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" table:formula="of:=[.B$1]/[.A131]*(3600*1000)/(12*5280)*87.1" office:value-type="float" office:value="27.9596815613765" calcext:value-type="float">
            <text:p>28.0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" table:formula="of:=[.B$1]/[.A132]*(3600*1000)/(12*5280)*87.1" office:value-type="float" office:value="27.8026046986721" calcext:value-type="float">
            <text:p>27.8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" table:formula="of:=[.B$1]/[.A133]*(3600*1000)/(12*5280)*87.1" office:value-type="float" office:value="27.6472828847131" calcext:value-type="float">
            <text:p>27.6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" table:formula="of:=[.B$1]/[.A134]*(3600*1000)/(12*5280)*87.1" office:value-type="float" office:value="27.4936868686869" calcext:value-type="float">
            <text:p>27.5</text:p>
          </table:table-cell>
          <table:table-cell table:number-columns-repeated="1638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" table:formula="of:=[.B$1]/[.A135]*(3600*1000)/(12*5280)*87.1" office:value-type="float" office:value="27.3417880462079" calcext:value-type="float">
            <text:p>27.3</text:p>
          </table:table-cell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" table:formula="of:=[.B$1]/[.A136]*(3600*1000)/(12*5280)*87.1" office:value-type="float" office:value="27.1915584415584" calcext:value-type="float">
            <text:p>27.2</text:p>
          </table:table-cell>
          <table:table-cell table:number-columns-repeated="1638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" table:formula="of:=[.B$1]/[.A137]*(3600*1000)/(12*5280)*87.1" office:value-type="float" office:value="27.0429706905117" calcext:value-type="float">
            <text:p>27.0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" table:formula="of:=[.B$1]/[.A138]*(3600*1000)/(12*5280)*87.1" office:value-type="float" office:value="26.8959980237154" calcext:value-type="float">
            <text:p>26.9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table:formula="of:=[.B$1]/[.A139]*(3600*1000)/(12*5280)*87.1" office:value-type="float" office:value="26.7506142506142" calcext:value-type="float">
            <text:p>26.8</text:p>
          </table:table-cell>
          <table:table-cell table:number-columns-repeated="1638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" table:formula="of:=[.B$1]/[.A140]*(3600*1000)/(12*5280)*87.1" office:value-type="float" office:value="26.6067937438905" calcext:value-type="float">
            <text:p>26.6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" table:formula="of:=[.B$1]/[.A141]*(3600*1000)/(12*5280)*87.1" office:value-type="float" office:value="26.4645114244045" calcext:value-type="float">
            <text:p>26.5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" table:formula="of:=[.B$1]/[.A142]*(3600*1000)/(12*5280)*87.1" office:value-type="float" office:value="26.3237427466151" calcext:value-type="float">
            <text:p>26.3</text:p>
          </table:table-cell>
          <table:table-cell table:number-columns-repeated="163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table:formula="of:=[.B$1]/[.A143]*(3600*1000)/(12*5280)*87.1" office:value-type="float" office:value="26.1844636844637" calcext:value-type="float">
            <text:p>26.2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4" table:formula="of:=[.B$1]/[.A144]*(3600*1000)/(12*5280)*87.1" office:value-type="float" office:value="26.0466507177033" calcext:value-type="float">
            <text:p>26.0</text:p>
          </table:table-cell>
          <table:table-cell table:number-columns-repeated="163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" table:formula="of:=[.B$1]/[.A145]*(3600*1000)/(12*5280)*87.1" office:value-type="float" office:value="25.9102808186578" calcext:value-type="float">
            <text:p>25.9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" table:formula="of:=[.B$1]/[.A146]*(3600*1000)/(12*5280)*87.1" office:value-type="float" office:value="25.7753314393939" calcext:value-type="float">
            <text:p>25.8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" table:formula="of:=[.B$1]/[.A147]*(3600*1000)/(12*5280)*87.1" office:value-type="float" office:value="25.6417804992935" calcext:value-type="float">
            <text:p>25.6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" table:formula="of:=[.B$1]/[.A148]*(3600*1000)/(12*5280)*87.1" office:value-type="float" office:value="25.5096063730084" calcext:value-type="float">
            <text:p>25.5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4" table:formula="of:=[.B$1]/[.A149]*(3600*1000)/(12*5280)*87.1" office:value-type="float" office:value="25.3787878787879" calcext:value-type="float">
            <text:p>25.4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" table:formula="of:=[.B$1]/[.A150]*(3600*1000)/(12*5280)*87.1" office:value-type="float" office:value="25.2493042671614" calcext:value-type="float">
            <text:p>25.2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" table:formula="of:=[.B$1]/[.A151]*(3600*1000)/(12*5280)*87.1" office:value-type="float" office:value="25.1211352099677" calcext:value-type="float">
            <text:p>25.1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" table:formula="of:=[.B$1]/[.A152]*(3600*1000)/(12*5280)*87.1" office:value-type="float" office:value="24.9942607897153" calcext:value-type="float">
            <text:p>25.0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table:formula="of:=[.B$1]/[.A153]*(3600*1000)/(12*5280)*87.1" office:value-type="float" office:value="24.8686614892645" calcext:value-type="float">
            <text:p>24.9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" table:formula="of:=[.B$1]/[.A154]*(3600*1000)/(12*5280)*87.1" office:value-type="float" office:value="24.7443181818182" calcext:value-type="float">
            <text:p>24.7</text:p>
          </table:table-cell>
          <table:table-cell table:number-columns-repeated="1638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" table:formula="of:=[.B$1]/[.A155]*(3600*1000)/(12*5280)*87.1" office:value-type="float" office:value="24.6212121212121" calcext:value-type="float">
            <text:p>24.6</text:p>
          </table:table-cell>
          <table:table-cell table:number-columns-repeated="1638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" table:formula="of:=[.B$1]/[.A156]*(3600*1000)/(12*5280)*87.1" office:value-type="float" office:value="24.4993249324933" calcext:value-type="float">
            <text:p>24.5</text:p>
          </table:table-cell>
          <table:table-cell table:number-columns-repeated="1638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" table:formula="of:=[.B$1]/[.A157]*(3600*1000)/(12*5280)*87.1" office:value-type="float" office:value="24.3786386027765" calcext:value-type="float">
            <text:p>24.4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" table:formula="of:=[.B$1]/[.A158]*(3600*1000)/(12*5280)*87.1" office:value-type="float" office:value="24.2591354723708" calcext:value-type="float">
            <text:p>24.3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4" table:formula="of:=[.B$1]/[.A159]*(3600*1000)/(12*5280)*87.1" office:value-type="float" office:value="24.1407982261641" calcext:value-type="float">
            <text:p>24.1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" table:formula="of:=[.B$1]/[.A160]*(3600*1000)/(12*5280)*87.1" office:value-type="float" office:value="24.0236098852604" calcext:value-type="float">
            <text:p>24.0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4" table:formula="of:=[.B$1]/[.A161]*(3600*1000)/(12*5280)*87.1" office:value-type="float" office:value="23.9075537988581" calcext:value-type="float">
            <text:p>23.9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" table:formula="of:=[.B$1]/[.A162]*(3600*1000)/(12*5280)*87.1" office:value-type="float" office:value="23.7926136363636" calcext:value-type="float">
            <text:p>23.8</text:p>
          </table:table-cell>
          <table:table-cell table:number-columns-repeated="1638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4" table:formula="of:=[.B$1]/[.A163]*(3600*1000)/(12*5280)*87.1" office:value-type="float" office:value="23.6787733797303" calcext:value-type="float">
            <text:p>23.7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table:formula="of:=[.B$1]/[.A164]*(3600*1000)/(12*5280)*87.1" office:value-type="float" office:value="23.5660173160173" calcext:value-type="float">
            <text:p>23.6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4" table:formula="of:=[.B$1]/[.A165]*(3600*1000)/(12*5280)*87.1" office:value-type="float" office:value="23.4543300301594" calcext:value-type="float">
            <text:p>23.5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" table:formula="of:=[.B$1]/[.A166]*(3600*1000)/(12*5280)*87.1" office:value-type="float" office:value="23.3436963979417" calcext:value-type="float">
            <text:p>23.3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" table:formula="of:=[.B$1]/[.A167]*(3600*1000)/(12*5280)*87.1" office:value-type="float" office:value="23.234101579172" calcext:value-type="float">
            <text:p>23.2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" table:formula="of:=[.B$1]/[.A168]*(3600*1000)/(12*5280)*87.1" office:value-type="float" office:value="23.125531011045" calcext:value-type="float">
            <text:p>23.1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4" table:formula="of:=[.B$1]/[.A169]*(3600*1000)/(12*5280)*87.1" office:value-type="float" office:value="23.0179704016913" calcext:value-type="float">
            <text:p>23.0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4" table:formula="of:=[.B$1]/[.A170]*(3600*1000)/(12*5280)*87.1" office:value-type="float" office:value="22.9114057239057" calcext:value-type="float">
            <text:p>22.9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" table:formula="of:=[.B$1]/[.A171]*(3600*1000)/(12*5280)*87.1" office:value-type="float" office:value="22.805823209049" calcext:value-type="float">
            <text:p>22.8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4" table:formula="of:=[.B$1]/[.A172]*(3600*1000)/(12*5280)*87.1" office:value-type="float" office:value="22.7012093411176" calcext:value-type="float">
            <text:p>22.7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" table:formula="of:=[.B$1]/[.A173]*(3600*1000)/(12*5280)*87.1" office:value-type="float" office:value="22.5975508509755" calcext:value-type="float">
            <text:p>22.6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4" table:formula="of:=[.B$1]/[.A174]*(3600*1000)/(12*5280)*87.1" office:value-type="float" office:value="22.4948347107438" calcext:value-type="float">
            <text:p>22.5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4" table:formula="of:=[.B$1]/[.A175]*(3600*1000)/(12*5280)*87.1" office:value-type="float" office:value="22.3930481283422" calcext:value-type="float">
            <text:p>22.4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 table:formula="of:=[.B$1]/[.A176]*(3600*1000)/(12*5280)*87.1" office:value-type="float" office:value="22.2921785421785" calcext:value-type="float">
            <text:p>22.3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4" table:formula="of:=[.B$1]/[.A177]*(3600*1000)/(12*5280)*87.1" office:value-type="float" office:value="22.1922136159804" calcext:value-type="float">
            <text:p>22.2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" table:formula="of:=[.B$1]/[.A178]*(3600*1000)/(12*5280)*87.1" office:value-type="float" office:value="22.0931412337662" calcext:value-type="float">
            <text:p>22.1</text:p>
          </table:table-cell>
          <table:table-cell table:number-columns-repeated="1638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4" table:formula="of:=[.B$1]/[.A179]*(3600*1000)/(12*5280)*87.1" office:value-type="float" office:value="21.9949494949495" calcext:value-type="float">
            <text:p>22.0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table:formula="of:=[.B$1]/[.A180]*(3600*1000)/(12*5280)*87.1" office:value-type="float" office:value="21.8976267095736" calcext:value-type="float">
            <text:p>21.9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table:formula="of:=[.B$1]/[.A181]*(3600*1000)/(12*5280)*87.1" office:value-type="float" office:value="21.8011613936724" calcext:value-type="float">
            <text:p>21.8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4" table:formula="of:=[.B$1]/[.A182]*(3600*1000)/(12*5280)*87.1" office:value-type="float" office:value="21.7055422647528" calcext:value-type="float">
            <text:p>21.7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4" table:formula="of:=[.B$1]/[.A183]*(3600*1000)/(12*5280)*87.1" office:value-type="float" office:value="21.6107582373958" calcext:value-type="float">
            <text:p>21.6</text:p>
          </table:table-cell>
          <table:table-cell table:number-columns-repeated="1638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4" table:formula="of:=[.B$1]/[.A184]*(3600*1000)/(12*5280)*87.1" office:value-type="float" office:value="21.5167984189723" calcext:value-type="float">
            <text:p>21.5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4" table:formula="of:=[.B$1]/[.A185]*(3600*1000)/(12*5280)*87.1" office:value-type="float" office:value="21.4236521054703" calcext:value-type="float">
            <text:p>21.4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" table:formula="of:=[.B$1]/[.A186]*(3600*1000)/(12*5280)*87.1" office:value-type="float" office:value="21.3313087774295" calcext:value-type="float">
            <text:p>21.3</text:p>
          </table:table-cell>
          <table:table-cell table:number-columns-repeated="1638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4" table:formula="of:=[.B$1]/[.A187]*(3600*1000)/(12*5280)*87.1" office:value-type="float" office:value="21.2397580959813" calcext:value-type="float">
            <text:p>21.2</text:p>
          </table:table-cell>
          <table:table-cell table:number-columns-repeated="1638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table:formula="of:=[.B$1]/[.A188]*(3600*1000)/(12*5280)*87.1" office:value-type="float" office:value="21.1489898989899" calcext:value-type="float">
            <text:p>21.1</text:p>
          </table:table-cell>
          <table:table-cell table:number-columns-repeated="1638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4" table:formula="of:=[.B$1]/[.A189]*(3600*1000)/(12*5280)*87.1" office:value-type="float" office:value="21.0589941972921" calcext:value-type="float">
            <text:p>21.1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4" table:formula="of:=[.B$1]/[.A190]*(3600*1000)/(12*5280)*87.1" office:value-type="float" office:value="20.9697611710324" calcext:value-type="float">
            <text:p>21.0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4" table:formula="of:=[.B$1]/[.A191]*(3600*1000)/(12*5280)*87.1" office:value-type="float" office:value="20.8812811660913" calcext:value-type="float">
            <text:p>20.9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4" table:formula="of:=[.B$1]/[.A192]*(3600*1000)/(12*5280)*87.1" office:value-type="float" office:value="20.7935446906035" calcext:value-type="float">
            <text:p>20.8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" table:formula="of:=[.B$1]/[.A193]*(3600*1000)/(12*5280)*87.1" office:value-type="float" office:value="20.7065424115633" calcext:value-type="float">
            <text:p>20.7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4" table:formula="of:=[.B$1]/[.A194]*(3600*1000)/(12*5280)*87.1" office:value-type="float" office:value="20.6202651515152" calcext:value-type="float">
            <text:p>20.6</text:p>
          </table:table-cell>
          <table:table-cell table:number-columns-repeated="163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4" table:formula="of:=[.B$1]/[.A195]*(3600*1000)/(12*5280)*87.1" office:value-type="float" office:value="20.5347038853263" calcext:value-type="float">
            <text:p>20.5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" table:formula="of:=[.B$1]/[.A196]*(3600*1000)/(12*5280)*87.1" office:value-type="float" office:value="20.4498497370398" calcext:value-type="float">
            <text:p>20.4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4" table:formula="of:=[.B$1]/[.A197]*(3600*1000)/(12*5280)*87.1" office:value-type="float" office:value="20.3656939768051" calcext:value-type="float">
            <text:p>20.4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4" table:formula="of:=[.B$1]/[.A198]*(3600*1000)/(12*5280)*87.1" office:value-type="float" office:value="20.2822280178838" calcext:value-type="float">
            <text:p>20.3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" table:formula="of:=[.B$1]/[.A199]*(3600*1000)/(12*5280)*87.1" office:value-type="float" office:value="20.1994434137291" calcext:value-type="float">
            <text:p>20.2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4" table:formula="of:=[.B$1]/[.A200]*(3600*1000)/(12*5280)*87.1" office:value-type="float" office:value="20.1173318551367" calcext:value-type="float">
            <text:p>20.1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4" table:formula="of:=[.B$1]/[.A201]*(3600*1000)/(12*5280)*87.1" office:value-type="float" office:value="20.0358851674641" calcext:value-type="float">
            <text:p>20.0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4" table:formula="of:=[.B$1]/[.A202]*(3600*1000)/(12*5280)*87.1" office:value-type="float" office:value="19.9550953079179" calcext:value-type="float">
            <text:p>20.0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" table:formula="of:=[.B$1]/[.A203]*(3600*1000)/(12*5280)*87.1" office:value-type="float" office:value="19.8749543629062" calcext:value-type="float">
            <text:p>19.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table:formula="of:=[.B$1]/[.A204]*(3600*1000)/(12*5280)*87.1" office:value-type="float" office:value="19.7954545454545" calcext:value-type="float">
            <text:p>19.8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" table:formula="of:=[.B$1]/[.A205]*(3600*1000)/(12*5280)*87.1" office:value-type="float" office:value="19.7165881926838" calcext:value-type="float">
            <text:p>19.7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4" table:formula="of:=[.B$1]/[.A206]*(3600*1000)/(12*5280)*87.1" office:value-type="float" office:value="19.6383477633478" calcext:value-type="float">
            <text:p>19.6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4" table:formula="of:=[.B$1]/[.A207]*(3600*1000)/(12*5280)*87.1" office:value-type="float" office:value="19.5607258354294" calcext:value-type="float">
            <text:p>19.6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4" table:formula="of:=[.B$1]/[.A208]*(3600*1000)/(12*5280)*87.1" office:value-type="float" office:value="19.4837151037938" calcext:value-type="float">
            <text:p>19.5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" table:formula="of:=[.B$1]/[.A209]*(3600*1000)/(12*5280)*87.1" office:value-type="float" office:value="19.4073083778966" calcext:value-type="float">
            <text:p>19.4</text:p>
          </table:table-cell>
          <table:table-cell table:number-columns-repeated="1638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table:formula="of:=[.B$1]/[.A210]*(3600*1000)/(12*5280)*87.1" office:value-type="float" office:value="19.3314985795455" calcext:value-type="float">
            <text:p>19.3</text:p>
          </table:table-cell>
          <table:table-cell table:number-columns-repeated="1638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4" table:formula="of:=[.B$1]/[.A211]*(3600*1000)/(12*5280)*87.1" office:value-type="float" office:value="19.2562787407145" calcext:value-type="float">
            <text:p>19.3</text:p>
          </table:table-cell>
          <table:table-cell table:number-columns-repeated="1638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4" table:formula="of:=[.B$1]/[.A212]*(3600*1000)/(12*5280)*87.1" office:value-type="float" office:value="19.1816420014094" calcext:value-type="float">
            <text:p>19.2</text:p>
          </table:table-cell>
          <table:table-cell table:number-columns-repeated="1638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4" table:formula="of:=[.B$1]/[.A213]*(3600*1000)/(12*5280)*87.1" office:value-type="float" office:value="19.1075816075816" calcext:value-type="float">
            <text:p>19.1</text:p>
          </table:table-cell>
          <table:table-cell table:number-columns-repeated="1638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4" table:formula="of:=[.B$1]/[.A214]*(3600*1000)/(12*5280)*87.1" office:value-type="float" office:value="19.0340909090909" calcext:value-type="float">
            <text:p>19.0</text:p>
          </table:table-cell>
          <table:table-cell table:number-columns-repeated="1638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4" table:formula="of:=[.B$1]/[.A215]*(3600*1000)/(12*5280)*87.1" office:value-type="float" office:value="18.9611633577151" calcext:value-type="float">
            <text:p>19.0</text:p>
          </table:table-cell>
          <table:table-cell table:number-columns-repeated="1638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4" table:formula="of:=[.B$1]/[.A216]*(3600*1000)/(12*5280)*87.1" office:value-type="float" office:value="18.8887925052047" calcext:value-type="float">
            <text:p>18.9</text:p>
          </table:table-cell>
          <table:table-cell table:number-columns-repeated="1638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4" table:formula="of:=[.B$1]/[.A217]*(3600*1000)/(12*5280)*87.1" office:value-type="float" office:value="18.8169720013827" calcext:value-type="float">
            <text:p>18.8</text:p>
          </table:table-cell>
          <table:table-cell table:number-columns-repeated="1638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4" table:formula="of:=[.B$1]/[.A218]*(3600*1000)/(12*5280)*87.1" office:value-type="float" office:value="18.7456955922865" calcext:value-type="float">
            <text:p>18.7</text:p>
          </table:table-cell>
          <table:table-cell table:number-columns-repeated="1638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4" table:formula="of:=[.B$1]/[.A219]*(3600*1000)/(12*5280)*87.1" office:value-type="float" office:value="18.6749571183533" calcext:value-type="float">
            <text:p>18.7</text:p>
          </table:table-cell>
          <table:table-cell table:number-columns-repeated="1638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4" table:formula="of:=[.B$1]/[.A220]*(3600*1000)/(12*5280)*87.1" office:value-type="float" office:value="18.6047505126452" calcext:value-type="float">
            <text:p>18.6</text:p>
          </table:table-cell>
          <table:table-cell table:number-columns-repeated="1638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4" table:formula="of:=[.B$1]/[.A221]*(3600*1000)/(12*5280)*87.1" office:value-type="float" office:value="18.5350697991147" calcext:value-type="float">
            <text:p>18.5</text:p>
          </table:table-cell>
          <table:table-cell table:number-columns-repeated="1638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4" table:formula="of:=[.B$1]/[.A222]*(3600*1000)/(12*5280)*87.1" office:value-type="float" office:value="18.4659090909091" calcext:value-type="float">
            <text:p>18.5</text:p>
          </table:table-cell>
          <table:table-cell table:number-columns-repeated="1638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4" table:formula="of:=[.B$1]/[.A223]*(3600*1000)/(12*5280)*87.1" office:value-type="float" office:value="18.3972625887124" calcext:value-type="float">
            <text:p>18.4</text:p>
          </table:table-cell>
          <table:table-cell table:number-columns-repeated="1638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4" table:formula="of:=[.B$1]/[.A224]*(3600*1000)/(12*5280)*87.1" office:value-type="float" office:value="18.3291245791246" calcext:value-type="float">
            <text:p>18.3</text:p>
          </table:table-cell>
          <table:table-cell table:number-columns-repeated="1638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4" table:formula="of:=[.B$1]/[.A225]*(3600*1000)/(12*5280)*87.1" office:value-type="float" office:value="18.2614894330762" calcext:value-type="float">
            <text:p>18.3</text:p>
          </table:table-cell>
          <table:table-cell table:number-columns-repeated="1638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4" table:formula="of:=[.B$1]/[.A226]*(3600*1000)/(12*5280)*87.1" office:value-type="float" office:value="18.1943516042781" calcext:value-type="float">
            <text:p>18.2</text:p>
          </table:table-cell>
          <table:table-cell table:number-columns-repeated="1638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4" table:formula="of:=[.B$1]/[.A227]*(3600*1000)/(12*5280)*87.1" office:value-type="float" office:value="18.1277056277056" calcext:value-type="float">
            <text:p>18.1</text:p>
          </table:table-cell>
          <table:table-cell table:number-columns-repeated="1638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4" table:formula="of:=[.B$1]/[.A228]*(3600*1000)/(12*5280)*87.1" office:value-type="float" office:value="18.0615461181155" calcext:value-type="float">
            <text:p>18.1</text:p>
          </table:table-cell>
          <table:table-cell table:number-columns-repeated="1638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4" table:formula="of:=[.B$1]/[.A229]*(3600*1000)/(12*5280)*87.1" office:value-type="float" office:value="17.995867768595" calcext:value-type="float">
            <text:p>18.0</text:p>
          </table:table-cell>
          <table:table-cell table:number-columns-repeated="1638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4" table:formula="of:=[.B$1]/[.A230]*(3600*1000)/(12*5280)*87.1" office:value-type="float" office:value="17.9306653491436" calcext:value-type="float">
            <text:p>17.9</text:p>
          </table:table-cell>
          <table:table-cell table:number-columns-repeated="1638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4" table:formula="of:=[.B$1]/[.A231]*(3600*1000)/(12*5280)*87.1" office:value-type="float" office:value="17.8659337052839" calcext:value-type="float">
            <text:p>17.9</text:p>
          </table:table-cell>
          <table:table-cell table:number-columns-repeated="1638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4" table:formula="of:=[.B$1]/[.A232]*(3600*1000)/(12*5280)*87.1" office:value-type="float" office:value="17.8016677567037" calcext:value-type="float">
            <text:p>17.8</text:p>
          </table:table-cell>
          <table:table-cell table:number-columns-repeated="1638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4" table:formula="of:=[.B$1]/[.A233]*(3600*1000)/(12*5280)*87.1" office:value-type="float" office:value="17.737862495927" calcext:value-type="float">
            <text:p>17.7</text:p>
          </table:table-cell>
          <table:table-cell table:number-columns-repeated="1638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4" table:formula="of:=[.B$1]/[.A234]*(3600*1000)/(12*5280)*87.1" office:value-type="float" office:value="17.674512987013" calcext:value-type="float">
            <text:p>17.7</text:p>
          </table:table-cell>
          <table:table-cell table:number-columns-repeated="1638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4" table:formula="of:=[.B$1]/[.A235]*(3600*1000)/(12*5280)*87.1" office:value-type="float" office:value="17.6116143642834" calcext:value-type="float">
            <text:p>17.6</text:p>
          </table:table-cell>
          <table:table-cell table:number-columns-repeated="1638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4" table:formula="of:=[.B$1]/[.A236]*(3600*1000)/(12*5280)*87.1" office:value-type="float" office:value="17.5491618310767" calcext:value-type="float">
            <text:p>17.5</text:p>
          </table:table-cell>
          <table:table-cell table:number-columns-repeated="1638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4" table:formula="of:=[.B$1]/[.A237]*(3600*1000)/(12*5280)*87.1" office:value-type="float" office:value="17.4871506585287" calcext:value-type="float">
            <text:p>17.5</text:p>
          </table:table-cell>
          <table:table-cell table:number-columns-repeated="1638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4" table:formula="of:=[.B$1]/[.A238]*(3600*1000)/(12*5280)*87.1" office:value-type="float" office:value="17.425576184379" calcext:value-type="float">
            <text:p>17.4</text:p>
          </table:table-cell>
          <table:table-cell table:number-columns-repeated="1638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4" table:formula="of:=[.B$1]/[.A239]*(3600*1000)/(12*5280)*87.1" office:value-type="float" office:value="17.3644338118022" calcext:value-type="float">
            <text:p>17.4</text:p>
          </table:table-cell>
          <table:table-cell table:number-columns-repeated="1638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4" table:formula="of:=[.B$1]/[.A240]*(3600*1000)/(12*5280)*87.1" office:value-type="float" office:value="17.3037190082645" calcext:value-type="float">
            <text:p>17.3</text:p>
          </table:table-cell>
          <table:table-cell table:number-columns-repeated="1638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4" table:formula="of:=[.B$1]/[.A241]*(3600*1000)/(12*5280)*87.1" office:value-type="float" office:value="17.2434273044029" calcext:value-type="float">
            <text:p>17.2</text:p>
          </table:table-cell>
          <table:table-cell table:number-columns-repeated="1638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4" table:formula="of:=[.B$1]/[.A242]*(3600*1000)/(12*5280)*87.1" office:value-type="float" office:value="17.1835542929293" calcext:value-type="float">
            <text:p>17.2</text:p>
          </table:table-cell>
          <table:table-cell table:number-columns-repeated="1638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4" table:formula="of:=[.B$1]/[.A243]*(3600*1000)/(12*5280)*87.1" office:value-type="float" office:value="17.1240956275558" calcext:value-type="float">
            <text:p>17.1</text:p>
          </table:table-cell>
          <table:table-cell table:number-columns-repeated="1638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4" table:formula="of:=[.B$1]/[.A244]*(3600*1000)/(12*5280)*87.1" office:value-type="float" office:value="17.0650470219436" calcext:value-type="float">
            <text:p>17.1</text:p>
          </table:table-cell>
          <table:table-cell table:number-columns-repeated="1638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4" table:formula="of:=[.B$1]/[.A245]*(3600*1000)/(12*5280)*87.1" office:value-type="float" office:value="17.0064042486723" calcext:value-type="float">
            <text:p>17.0</text:p>
          </table:table-cell>
          <table:table-cell table:number-columns-repeated="1638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4" table:formula="of:=[.B$1]/[.A246]*(3600*1000)/(12*5280)*87.1" office:value-type="float" office:value="16.9481631382316" calcext:value-type="float">
            <text:p>16.9</text:p>
          </table:table-cell>
          <table:table-cell table:number-columns-repeated="1638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4" table:formula="of:=[.B$1]/[.A247]*(3600*1000)/(12*5280)*87.1" office:value-type="float" office:value="16.8903195780329" calcext:value-type="float">
            <text:p>16.9</text:p>
          </table:table-cell>
          <table:table-cell table:number-columns-repeated="1638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4" table:formula="of:=[.B$1]/[.A248]*(3600*1000)/(12*5280)*87.1" office:value-type="float" office:value="16.8328695114409" calcext:value-type="float">
            <text:p>16.8</text:p>
          </table:table-cell>
          <table:table-cell table:number-columns-repeated="1638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4" table:formula="of:=[.B$1]/[.A249]*(3600*1000)/(12*5280)*87.1" office:value-type="float" office:value="16.7758089368259" calcext:value-type="float">
            <text:p>16.8</text:p>
          </table:table-cell>
          <table:table-cell table:number-columns-repeated="1638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4" table:formula="of:=[.B$1]/[.A250]*(3600*1000)/(12*5280)*87.1" office:value-type="float" office:value="16.7191339066339" calcext:value-type="float">
            <text:p>16.7</text:p>
          </table:table-cell>
          <table:table-cell table:number-columns-repeated="1638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4" table:formula="of:=[.B$1]/[.A251]*(3600*1000)/(12*5280)*87.1" office:value-type="float" office:value="16.6628405264769" calcext:value-type="float">
            <text:p>16.7</text:p>
          </table:table-cell>
          <table:table-cell table:number-columns-repeated="1638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4" table:formula="of:=[.B$1]/[.A252]*(3600*1000)/(12*5280)*87.1" office:value-type="float" office:value="16.6069249542404" calcext:value-type="float">
            <text:p>16.6</text:p>
          </table:table-cell>
          <table:table-cell table:number-columns-repeated="1638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4" table:formula="of:=[.B$1]/[.A253]*(3600*1000)/(12*5280)*87.1" office:value-type="float" office:value="16.5513833992095" calcext:value-type="float">
            <text:p>16.6</text:p>
          </table:table-cell>
          <table:table-cell table:number-columns-repeated="1638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4" table:formula="of:=[.B$1]/[.A254]*(3600*1000)/(12*5280)*87.1" office:value-type="float" office:value="16.4962121212121" calcext:value-type="float">
            <text:p>16.5</text:p>
          </table:table-cell>
          <table:table-cell table:number-columns-repeated="1638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4" table:formula="of:=[.B$1]/[.A255]*(3600*1000)/(12*5280)*87.1" office:value-type="float" office:value="15.9640762463343" calcext:value-type="float">
            <text:p>16.0</text:p>
          </table:table-cell>
          <table:table-cell table:number-columns-repeated="1638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4" table:formula="of:=[.B$1]/[.A256]*(3600*1000)/(12*5280)*87.1" office:value-type="float" office:value="15.4651988636364" calcext:value-type="float">
            <text:p>15.5</text:p>
          </table:table-cell>
          <table:table-cell table:number-columns-repeated="1638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4" table:formula="of:=[.B$1]/[.A257]*(3600*1000)/(12*5280)*87.1" office:value-type="float" office:value="14.9965564738292" calcext:value-type="float">
            <text:p>15.0</text:p>
          </table:table-cell>
          <table:table-cell table:number-columns-repeated="1638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4" table:formula="of:=[.B$1]/[.A258]*(3600*1000)/(12*5280)*87.1" office:value-type="float" office:value="14.5554812834225" calcext:value-type="float">
            <text:p>14.6</text:p>
          </table:table-cell>
          <table:table-cell table:number-columns-repeated="1638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4" table:formula="of:=[.B$1]/[.A259]*(3600*1000)/(12*5280)*87.1" office:value-type="float" office:value="14.1396103896104" calcext:value-type="float">
            <text:p>14.1</text:p>
          </table:table-cell>
          <table:table-cell table:number-columns-repeated="1638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4" table:formula="of:=[.B$1]/[.A260]*(3600*1000)/(12*5280)*87.1" office:value-type="float" office:value="13.7468434343434" calcext:value-type="float">
            <text:p>13.7</text:p>
          </table:table-cell>
          <table:table-cell table:number-columns-repeated="1638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4" table:formula="of:=[.B$1]/[.A261]*(3600*1000)/(12*5280)*87.1" office:value-type="float" office:value="13.3753071253071" calcext:value-type="float">
            <text:p>13.4</text:p>
          </table:table-cell>
          <table:table-cell table:number-columns-repeated="1638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4" table:formula="of:=[.B$1]/[.A262]*(3600*1000)/(12*5280)*87.1" office:value-type="float" office:value="13.0233253588517" calcext:value-type="float">
            <text:p>13.0</text:p>
          </table:table-cell>
          <table:table-cell table:number-columns-repeated="1638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4" table:formula="of:=[.B$1]/[.A263]*(3600*1000)/(12*5280)*87.1" office:value-type="float" office:value="12.6893939393939" calcext:value-type="float">
            <text:p>12.7</text:p>
          </table:table-cell>
          <table:table-cell table:number-columns-repeated="1638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4" table:formula="of:=[.B$1]/[.A264]*(3600*1000)/(12*5280)*87.1" office:value-type="float" office:value="12.3721590909091" calcext:value-type="float">
            <text:p>12.4</text:p>
          </table:table-cell>
          <table:table-cell table:number-columns-repeated="1638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4" table:formula="of:=[.B$1]/[.A265]*(3600*1000)/(12*5280)*87.1" office:value-type="float" office:value="12.070399113082" calcext:value-type="float">
            <text:p>12.1</text:p>
          </table:table-cell>
          <table:table-cell table:number-columns-repeated="1638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4" table:formula="of:=[.B$1]/[.A266]*(3600*1000)/(12*5280)*87.1" office:value-type="float" office:value="11.7830086580087" calcext:value-type="float">
            <text:p>11.8</text:p>
          </table:table-cell>
          <table:table-cell table:number-columns-repeated="1638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4" table:formula="of:=[.B$1]/[.A267]*(3600*1000)/(12*5280)*87.1" office:value-type="float" office:value="11.5089852008457" calcext:value-type="float">
            <text:p>11.5</text:p>
          </table:table-cell>
          <table:table-cell table:number-columns-repeated="1638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4" table:formula="of:=[.B$1]/[.A268]*(3600*1000)/(12*5280)*87.1" office:value-type="float" office:value="11.2474173553719" calcext:value-type="float">
            <text:p>11.2</text:p>
          </table:table-cell>
          <table:table-cell table:number-columns-repeated="1638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4" table:formula="of:=[.B$1]/[.A269]*(3600*1000)/(12*5280)*87.1" office:value-type="float" office:value="10.9974747474747" calcext:value-type="float">
            <text:p>11.0</text:p>
          </table:table-cell>
          <table:table-cell table:number-columns-repeated="1638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4" table:formula="of:=[.B$1]/[.A270]*(3600*1000)/(12*5280)*87.1" office:value-type="float" office:value="10.7583992094862" calcext:value-type="float">
            <text:p>10.8</text:p>
          </table:table-cell>
          <table:table-cell table:number-columns-repeated="1638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4" table:formula="of:=[.B$1]/[.A271]*(3600*1000)/(12*5280)*87.1" office:value-type="float" office:value="10.529497098646" calcext:value-type="float">
            <text:p>10.5</text:p>
          </table:table-cell>
          <table:table-cell table:number-columns-repeated="1638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4" table:formula="of:=[.B$1]/[.A272]*(3600*1000)/(12*5280)*87.1" office:value-type="float" office:value="10.3101325757576" calcext:value-type="float">
            <text:p>10.3</text:p>
          </table:table-cell>
          <table:table-cell table:number-columns-repeated="1638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4" table:formula="of:=[.B$1]/[.A273]*(3600*1000)/(12*5280)*87.1" office:value-type="float" office:value="10.0997217068646" calcext:value-type="float">
            <text:p>10.1</text:p>
          </table:table-cell>
          <table:table-cell table:number-columns-repeated="1638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" table:formula="of:=[.B$1]/[.A274]*(3600*1000)/(12*5280)*87.1" office:value-type="float" office:value="9.89772727272727" calcext:value-type="float">
            <text:p>9.9</text:p>
          </table:table-cell>
          <table:table-cell table:number-columns-repeated="1638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4" table:formula="of:=[.B$1]/[.A275]*(3600*1000)/(12*5280)*87.1" office:value-type="float" office:value="9.70365418894831" calcext:value-type="float">
            <text:p>9.7</text:p>
          </table:table-cell>
          <table:table-cell table:number-columns-repeated="1638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4" table:formula="of:=[.B$1]/[.A276]*(3600*1000)/(12*5280)*87.1" office:value-type="float" office:value="9.51704545454546" calcext:value-type="float">
            <text:p>9.5</text:p>
          </table:table-cell>
          <table:table-cell table:number-columns-repeated="1638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4" table:formula="of:=[.B$1]/[.A277]*(3600*1000)/(12*5280)*87.1" office:value-type="float" office:value="9.33747855917667" calcext:value-type="float">
            <text:p>9.3</text:p>
          </table:table-cell>
          <table:table-cell table:number-columns-repeated="1638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4" table:formula="of:=[.B$1]/[.A278]*(3600*1000)/(12*5280)*87.1" office:value-type="float" office:value="9.16456228956229" calcext:value-type="float">
            <text:p>9.2</text:p>
          </table:table-cell>
          <table:table-cell table:number-columns-repeated="1638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4" table:formula="of:=[.B$1]/[.A279]*(3600*1000)/(12*5280)*87.1" office:value-type="float" office:value="8.99793388429752" calcext:value-type="float">
            <text:p>9.0</text:p>
          </table:table-cell>
          <table:table-cell table:number-columns-repeated="1638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4" table:formula="of:=[.B$1]/[.A280]*(3600*1000)/(12*5280)*87.1" office:value-type="float" office:value="8.83725649350649" calcext:value-type="float">
            <text:p>8.8</text:p>
          </table:table-cell>
          <table:table-cell table:number-columns-repeated="1638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4" table:formula="of:=[.B$1]/[.A281]*(3600*1000)/(12*5280)*87.1" office:value-type="float" office:value="8.68221690590112" calcext:value-type="float">
            <text:p>8.7</text:p>
          </table:table-cell>
          <table:table-cell table:number-columns-repeated="1638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4" table:formula="of:=[.B$1]/[.A282]*(3600*1000)/(12*5280)*87.1" office:value-type="float" office:value="8.53252351097179" calcext:value-type="float">
            <text:p>8.5</text:p>
          </table:table-cell>
          <table:table-cell table:number-columns-repeated="1638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4" table:formula="of:=[.B$1]/[.A283]*(3600*1000)/(12*5280)*87.1" office:value-type="float" office:value="8.38790446841294" calcext:value-type="float">
            <text:p>8.4</text:p>
          </table:table-cell>
          <table:table-cell table:number-columns-repeated="1638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table:formula="of:=[.B$1]/[.A284]*(3600*1000)/(12*5280)*87.1" office:value-type="float" office:value="8.24810606060606" calcext:value-type="float">
            <text:p>8.2</text:p>
          </table:table-cell>
          <table:table-cell table:number-columns-repeated="1638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4" table:formula="of:=[.B$1]/[.A285]*(3600*1000)/(12*5280)*87.1" office:value-type="float" office:value="8.1128912071535" calcext:value-type="float">
            <text:p>8.1</text:p>
          </table:table-cell>
          <table:table-cell table:number-columns-repeated="1638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4" table:formula="of:=[.B$1]/[.A286]*(3600*1000)/(12*5280)*87.1" office:value-type="float" office:value="7.98203812316715" calcext:value-type="float">
            <text:p>8.0</text:p>
          </table:table-cell>
          <table:table-cell table:number-columns-repeated="16382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4" table:formula="of:=[.B$1]/[.A287]*(3600*1000)/(12*5280)*87.1" office:value-type="float" office:value="7.85533910533911" calcext:value-type="float">
            <text:p>7.9</text:p>
          </table:table-cell>
          <table:table-cell table:number-columns-repeated="1638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4" table:formula="of:=[.B$1]/[.A288]*(3600*1000)/(12*5280)*87.1" office:value-type="float" office:value="7.73259943181818" calcext:value-type="float">
            <text:p>7.7</text:p>
          </table:table-cell>
          <table:table-cell table:number-columns-repeated="1638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4" table:formula="of:=[.B$1]/[.A289]*(3600*1000)/(12*5280)*87.1" office:value-type="float" office:value="7.61363636363636" calcext:value-type="float">
            <text:p>7.6</text:p>
          </table:table-cell>
          <table:table-cell table:number-columns-repeated="1638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4" table:formula="of:=[.B$1]/[.A290]*(3600*1000)/(12*5280)*87.1" office:value-type="float" office:value="7.4982782369146" calcext:value-type="float">
            <text:p>7.5</text:p>
          </table:table-cell>
          <table:table-cell table:number-columns-repeated="1638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4" table:formula="of:=[.B$1]/[.A291]*(3600*1000)/(12*5280)*87.1" office:value-type="float" office:value="7.38636363636364" calcext:value-type="float">
            <text:p>7.4</text:p>
          </table:table-cell>
          <table:table-cell table:number-columns-repeated="1638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4" table:formula="of:=[.B$1]/[.A292]*(3600*1000)/(12*5280)*87.1" office:value-type="float" office:value="7.27774064171123" calcext:value-type="float">
            <text:p>7.3</text:p>
          </table:table-cell>
          <table:table-cell table:number-columns-repeated="1638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4" table:formula="of:=[.B$1]/[.A293]*(3600*1000)/(12*5280)*87.1" office:value-type="float" office:value="7.17226613965744" calcext:value-type="float">
            <text:p>7.2</text:p>
          </table:table-cell>
          <table:table-cell table:number-columns-repeated="1638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4" table:formula="of:=[.B$1]/[.A294]*(3600*1000)/(12*5280)*87.1" office:value-type="float" office:value="7.06980519480519" calcext:value-type="float">
            <text:p>7.1</text:p>
          </table:table-cell>
          <table:table-cell table:number-columns-repeated="1638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4" table:formula="of:=[.B$1]/[.A295]*(3600*1000)/(12*5280)*87.1" office:value-type="float" office:value="6.9702304737516" calcext:value-type="float">
            <text:p>7.0</text:p>
          </table:table-cell>
          <table:table-cell table:number-columns-repeated="1638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4" table:formula="of:=[.B$1]/[.A296]*(3600*1000)/(12*5280)*87.1" office:value-type="float" office:value="6.87342171717172" calcext:value-type="float">
            <text:p>6.9</text:p>
          </table:table-cell>
          <table:table-cell table:number-columns-repeated="1638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4" table:formula="of:=[.B$1]/[.A297]*(3600*1000)/(12*5280)*87.1" office:value-type="float" office:value="6.77926525529265" calcext:value-type="float">
            <text:p>6.8</text:p>
          </table:table-cell>
          <table:table-cell table:number-columns-repeated="1638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4" table:formula="of:=[.B$1]/[.A298]*(3600*1000)/(12*5280)*87.1" office:value-type="float" office:value="6.68765356265356" calcext:value-type="float">
            <text:p>6.7</text:p>
          </table:table-cell>
          <table:table-cell table:number-columns-repeated="1638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4" table:formula="of:=[.B$1]/[.A299]*(3600*1000)/(12*5280)*87.1" office:value-type="float" office:value="6.59848484848485" calcext:value-type="float">
            <text:p>6.6</text:p>
          </table:table-cell>
          <table:table-cell table:number-columns-repeated="1638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4" table:formula="of:=[.B$1]/[.A300]*(3600*1000)/(12*5280)*87.1" office:value-type="float" office:value="6.51166267942584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4" table:formula="of:=[.B$1]/[.A301]*(3600*1000)/(12*5280)*87.1" office:value-type="float" office:value="6.42709563164109" calcext:value-type="float">
            <text:p>6.4</text:p>
          </table:table-cell>
          <table:table-cell table:number-columns-repeated="1638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4" table:formula="of:=[.B$1]/[.A302]*(3600*1000)/(12*5280)*87.1" office:value-type="float" office:value="6.34469696969697" calcext:value-type="float">
            <text:p>6.3</text:p>
          </table:table-cell>
          <table:table-cell table:number-columns-repeated="1638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4" table:formula="of:=[.B$1]/[.A303]*(3600*1000)/(12*5280)*87.1" office:value-type="float" office:value="6.26438434982739" calcext:value-type="float">
            <text:p>6.3</text:p>
          </table:table-cell>
          <table:table-cell table:number-columns-repeated="1638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4" table:formula="of:=[.B$1]/[.A304]*(3600*1000)/(12*5280)*87.1" office:value-type="float" office:value="6.18607954545455" calcext:value-type="float">
            <text:p>6.2</text:p>
          </table:table-cell>
          <table:table-cell table:number-columns-repeated="1638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4" table:formula="of:=[.B$1]/[.A305]*(3600*1000)/(12*5280)*87.1" office:value-type="float" office:value="6.10970819304153" calcext:value-type="float">
            <text:p>6.1</text:p>
          </table:table-cell>
          <table:table-cell table:number-columns-repeated="1638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4" table:formula="of:=[.B$1]/[.A306]*(3600*1000)/(12*5280)*87.1" office:value-type="float" office:value="6.03519955654102" calcext:value-type="float">
            <text:p>6.0</text:p>
          </table:table-cell>
          <table:table-cell table:number-columns-repeated="1638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4" table:formula="of:=[.B$1]/[.A307]*(3600*1000)/(12*5280)*87.1" office:value-type="float" office:value="5.96248630887185" calcext:value-type="float">
            <text:p>6.0</text:p>
          </table:table-cell>
          <table:table-cell table:number-columns-repeated="1638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4" table:formula="of:=[.B$1]/[.A308]*(3600*1000)/(12*5280)*87.1" office:value-type="float" office:value="5.89150432900433" calcext:value-type="float">
            <text:p>5.9</text:p>
          </table:table-cell>
          <table:table-cell table:number-columns-repeated="1638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4" table:formula="of:=[.B$1]/[.A309]*(3600*1000)/(12*5280)*87.1" office:value-type="float" office:value="5.82219251336898" calcext:value-type="float">
            <text:p>5.8</text:p>
          </table:table-cell>
          <table:table-cell table:number-columns-repeated="16382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4" table:formula="of:=[.B$1]/[.A310]*(3600*1000)/(12*5280)*87.1" office:value-type="float" office:value="5.75449260042283" calcext:value-type="float">
            <text:p>5.8</text:p>
          </table:table-cell>
          <table:table-cell table:number-columns-repeated="16382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4" table:formula="of:=[.B$1]/[.A311]*(3600*1000)/(12*5280)*87.1" office:value-type="float" office:value="5.68834900731452" calcext:value-type="float">
            <text:p>5.7</text:p>
          </table:table-cell>
          <table:table-cell table:number-columns-repeated="1638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4" table:formula="of:=[.B$1]/[.A312]*(3600*1000)/(12*5280)*87.1" office:value-type="float" office:value="5.62370867768595" calcext:value-type="float">
            <text:p>5.6</text:p>
          </table:table-cell>
          <table:table-cell table:number-columns-repeated="1638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4" table:formula="of:=[.B$1]/[.A313]*(3600*1000)/(12*5280)*87.1" office:value-type="float" office:value="5.56052093973442" calcext:value-type="float">
            <text:p>5.6</text:p>
          </table:table-cell>
          <table:table-cell table:number-columns-repeated="1638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4" table:formula="of:=[.B$1]/[.A314]*(3600*1000)/(12*5280)*87.1" office:value-type="float" office:value="5.49873737373737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4" table:formula="of:=[.B$1]/[.A315]*(3600*1000)/(12*5280)*87.1" office:value-type="float" office:value="5.43831168831169" calcext:value-type="float">
            <text:p>5.4</text:p>
          </table:table-cell>
          <table:table-cell table:number-columns-repeated="1638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4" table:formula="of:=[.B$1]/[.A316]*(3600*1000)/(12*5280)*87.1" office:value-type="float" office:value="5.37919960474308" calcext:value-type="float">
            <text:p>5.4</text:p>
          </table:table-cell>
          <table:table-cell table:number-columns-repeated="1638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4" table:formula="of:=[.B$1]/[.A317]*(3600*1000)/(12*5280)*87.1" office:value-type="float" office:value="5.3213587487781" calcext:value-type="float">
            <text:p>5.3</text:p>
          </table:table-cell>
          <table:table-cell table:number-columns-repeated="1638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4" table:formula="of:=[.B$1]/[.A318]*(3600*1000)/(12*5280)*87.1" office:value-type="float" office:value="5.26474854932302" calcext:value-type="float">
            <text:p>5.3</text:p>
          </table:table-cell>
          <table:table-cell table:number-columns-repeated="1638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4" table:formula="of:=[.B$1]/[.A319]*(3600*1000)/(12*5280)*87.1" office:value-type="float" office:value="5.20933014354067" calcext:value-type="float">
            <text:p>5.2</text:p>
          </table:table-cell>
          <table:table-cell table:number-columns-repeated="1638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4" table:formula="of:=[.B$1]/[.A320]*(3600*1000)/(12*5280)*87.1" office:value-type="float" office:value="5.15506628787879" calcext:value-type="float">
            <text:p>5.2</text:p>
          </table:table-cell>
          <table:table-cell table:number-columns-repeated="1638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4" table:formula="of:=[.B$1]/[.A321]*(3600*1000)/(12*5280)*87.1" office:value-type="float" office:value="5.10192127460169" calcext:value-type="float">
            <text:p>5.1</text:p>
          </table:table-cell>
          <table:table-cell table:number-columns-repeated="1638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4" table:formula="of:=[.B$1]/[.A322]*(3600*1000)/(12*5280)*87.1" office:value-type="float" office:value="5.04986085343228" calcext:value-type="float">
            <text:p>5.0</text:p>
          </table:table-cell>
          <table:table-cell table:number-columns-repeated="1638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4" table:formula="of:=[.B$1]/[.A323]*(3600*1000)/(12*5280)*87.1" office:value-type="float" office:value="4.99885215794307" calcext:value-type="float">
            <text:p>5.0</text:p>
          </table:table-cell>
          <table:table-cell table:number-columns-repeated="1638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table:formula="of:=[.B$1]/[.A324]*(3600*1000)/(12*5280)*87.1" office:value-type="float" office:value="4.94886363636364" calcext:value-type="float">
            <text:p>4.9</text:p>
          </table:table-cell>
          <table:table-cell table:number-columns-repeated="16382"/>
        </table:table-row>
        <table:table-row table:style-name="ro1" table:number-rows-repeated="10482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7" number:min-decimal-places="17" number:min-integer-digits="1"/>
    </number:number-style>
    <number:number-style style:name="N141">
      <number:number number:decimal-places="16" number:min-decimal-places="16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9:54:13.435491948</meta:creation-date>
    <dc:date>2024-06-23T20:05:58.127787849</dc:date>
    <meta:editing-duration>PT1M1S</meta:editing-duration>
    <meta:editing-cycles>1</meta:editing-cycles>
    <meta:document-statistic meta:table-count="1" meta:cell-count="855" meta:object-count="0"/>
    <meta:generator>LibreOffice/24.2.4.2$Linux_X86_64 LibreOffice_project/420$Build-2</meta:generator>
  </office:meta>
</office:document-meta>
</file>